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Estimate (E)</text:p>
            <text:p>2001-01-0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2011-01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2021-01-01</text:p>
          </table:table-cell>
        </table:table-row>
        <table:table-row table:style-name="ro2">
          <table:table-cell office:value-type="string" calcext:value-type="string">
            <text:p><text:a xlink:href="javascript:sym(27665)" xlink:type="simple">Alblasserdam</text:a></text:p>
          </table:table-cell>
          <table:table-cell office:value-type="string" calcext:value-type="string">
            <text:p>Z-H</text:p>
          </table:table-cell>
          <table:table-cell office:value-type="float" office:value="17630" calcext:value-type="float">
            <text:p>17630</text:p>
          </table:table-cell>
          <table:table-cell office:value-type="float" office:value="18305" calcext:value-type="float">
            <text:p>18305</text:p>
          </table:table-cell>
          <table:table-cell office:value-type="float" office:value="19225" calcext:value-type="float">
            <text:p>19225</text:p>
          </table:table-cell>
        </table:table-row>
        <table:table-row table:style-name="ro2">
          <table:table-cell office:value-type="string" calcext:value-type="string">
            <text:p><text:a xlink:href="javascript:sym(7322)" xlink:type="simple">Alkmaar</text:a></text:p>
          </table:table-cell>
          <table:table-cell office:value-type="string" calcext:value-type="string">
            <text:p>N-H</text:p>
          </table:table-cell>
          <table:table-cell office:value-type="float" office:value="97625" calcext:value-type="float">
            <text:p>97625</text:p>
          </table:table-cell>
          <table:table-cell office:value-type="float" office:value="99600" calcext:value-type="float">
            <text:p>99600</text:p>
          </table:table-cell>
          <table:table-cell office:value-type="float" office:value="103470" calcext:value-type="float">
            <text:p>103470</text:p>
          </table:table-cell>
        </table:table-row>
        <table:table-row table:style-name="ro2">
          <table:table-cell office:value-type="string" calcext:value-type="string">
            <text:p><text:a xlink:href="javascript:sym(7323)" xlink:type="simple">Almelo</text:a></text:p>
          </table:table-cell>
          <table:table-cell office:value-type="string" calcext:value-type="string">
            <text:p>O</text:p>
          </table:table-cell>
          <table:table-cell office:value-type="float" office:value="65720" calcext:value-type="float">
            <text:p>65720</text:p>
          </table:table-cell>
          <table:table-cell office:value-type="float" office:value="68100" calcext:value-type="float">
            <text:p>68100</text:p>
          </table:table-cell>
          <table:table-cell office:value-type="float" office:value="68015" calcext:value-type="float">
            <text:p>68015</text:p>
          </table:table-cell>
        </table:table-row>
        <table:table-row table:style-name="ro2">
          <table:table-cell office:value-type="string" calcext:value-type="string">
            <text:p><text:a xlink:href="javascript:sym(7324)" xlink:type="simple">Almere</text:a></text:p>
          </table:table-cell>
          <table:table-cell office:value-type="string" calcext:value-type="string">
            <text:p>Fl</text:p>
          </table:table-cell>
          <table:table-cell office:value-type="float" office:value="125895" calcext:value-type="float">
            <text:p>125895</text:p>
          </table:table-cell>
          <table:table-cell office:value-type="float" office:value="166640" calcext:value-type="float">
            <text:p>166640</text:p>
          </table:table-cell>
          <table:table-cell office:value-type="float" office:value="186690" calcext:value-type="float">
            <text:p>186690</text:p>
          </table:table-cell>
        </table:table-row>
        <table:table-row table:style-name="ro2">
          <table:table-cell office:value-type="string" calcext:value-type="string">
            <text:p><text:a xlink:href="javascript:sym(27666)" xlink:type="simple">Almere-Haven</text:a></text:p>
          </table:table-cell>
          <table:table-cell office:value-type="string" calcext:value-type="string">
            <text:p>Fl</text:p>
          </table:table-cell>
          <table:table-cell office:value-type="float" office:value="22795" calcext:value-type="float">
            <text:p>22795</text:p>
          </table:table-cell>
          <table:table-cell office:value-type="float" office:value="21945" calcext:value-type="float">
            <text:p>21945</text:p>
          </table:table-cell>
          <table:table-cell office:value-type="float" office:value="23455" calcext:value-type="float">
            <text:p>23455</text:p>
          </table:table-cell>
        </table:table-row>
        <table:table-row table:style-name="ro2">
          <table:table-cell office:value-type="string" calcext:value-type="string">
            <text:p><text:a xlink:href="javascript:sym(7325)" xlink:type="simple">Alphen aan den Rijn</text:a></text:p>
          </table:table-cell>
          <table:table-cell office:value-type="string" calcext:value-type="string">
            <text:p>Z-H</text:p>
          </table:table-cell>
          <table:table-cell office:value-type="float" office:value="65750" calcext:value-type="float">
            <text:p>65750</text:p>
          </table:table-cell>
          <table:table-cell office:value-type="float" office:value="68495" calcext:value-type="float">
            <text:p>68495</text:p>
          </table:table-cell>
          <table:table-cell office:value-type="float" office:value="72780" calcext:value-type="float">
            <text:p>72780</text:p>
          </table:table-cell>
        </table:table-row>
        <table:table-row table:style-name="ro2">
          <table:table-cell office:value-type="string" calcext:value-type="string">
            <text:p><text:a xlink:href="javascript:sym(7326)" xlink:type="simple">Amersfoort</text:a></text:p>
          </table:table-cell>
          <table:table-cell office:value-type="string" calcext:value-type="string">
            <text:p>U</text:p>
          </table:table-cell>
          <table:table-cell office:value-type="float" office:value="126205" calcext:value-type="float">
            <text:p>126205</text:p>
          </table:table-cell>
          <table:table-cell office:value-type="float" office:value="145040" calcext:value-type="float">
            <text:p>145040</text:p>
          </table:table-cell>
          <table:table-cell office:value-type="float" office:value="155600" calcext:value-type="float">
            <text:p>155600</text:p>
          </table:table-cell>
        </table:table-row>
        <table:table-row table:style-name="ro2">
          <table:table-cell office:value-type="string" calcext:value-type="string">
            <text:p><text:a xlink:href="javascript:sym(7328)" xlink:type="simple">Amsterdam</text:a></text:p>
          </table:table-cell>
          <table:table-cell office:value-type="string" calcext:value-type="string">
            <text:p>N-H</text:p>
          </table:table-cell>
          <table:table-cell office:value-type="float" office:value="978275" calcext:value-type="float">
            <text:p>978275</text:p>
          </table:table-cell>
          <table:table-cell office:value-type="float" office:value="1028895" calcext:value-type="float">
            <text:p>1028895</text:p>
          </table:table-cell>
          <table:table-cell office:value-type="float" office:value="1136210" calcext:value-type="float">
            <text:p>1136210</text:p>
          </table:table-cell>
        </table:table-row>
        <table:table-row table:style-name="ro2">
          <table:table-cell office:value-type="string" calcext:value-type="string">
            <text:p><text:a xlink:href="javascript:sym(7329)" xlink:type="simple">Apeldoorn</text:a></text:p>
          </table:table-cell>
          <table:table-cell office:value-type="string" calcext:value-type="string">
            <text:p>Gld</text:p>
          </table:table-cell>
          <table:table-cell office:value-type="float" office:value="133885" calcext:value-type="float">
            <text:p>133885</text:p>
          </table:table-cell>
          <table:table-cell office:value-type="float" office:value="137155" calcext:value-type="float">
            <text:p>137155</text:p>
          </table:table-cell>
          <table:table-cell office:value-type="float" office:value="144260" calcext:value-type="float">
            <text:p>144260</text:p>
          </table:table-cell>
        </table:table-row>
        <table:table-row table:style-name="ro2">
          <table:table-cell office:value-type="string" calcext:value-type="string">
            <text:p><text:a xlink:href="javascript:sym(7330)" xlink:type="simple">Arnhem</text:a></text:p>
          </table:table-cell>
          <table:table-cell office:value-type="string" calcext:value-type="string">
            <text:p>Gld</text:p>
          </table:table-cell>
          <table:table-cell office:value-type="float" office:value="102560" calcext:value-type="float">
            <text:p>102560</text:p>
          </table:table-cell>
          <table:table-cell office:value-type="float" office:value="106185" calcext:value-type="float">
            <text:p>106185</text:p>
          </table:table-cell>
          <table:table-cell office:value-type="float" office:value="113565" calcext:value-type="float">
            <text:p>113565</text:p>
          </table:table-cell>
        </table:table-row>
        <table:table-row table:style-name="ro2">
          <table:table-cell office:value-type="string" calcext:value-type="string">
            <text:p><text:a xlink:href="javascript:sym(27667)" xlink:type="simple">Arnhem-Zuid</text:a></text:p>
          </table:table-cell>
          <table:table-cell office:value-type="string" calcext:value-type="string">
            <text:p>Gld</text:p>
          </table:table-cell>
          <table:table-cell office:value-type="float" office:value="63625" calcext:value-type="float">
            <text:p>63625</text:p>
          </table:table-cell>
          <table:table-cell office:value-type="float" office:value="69955" calcext:value-type="float">
            <text:p>69955</text:p>
          </table:table-cell>
          <table:table-cell office:value-type="float" office:value="77110" calcext:value-type="float">
            <text:p>77110</text:p>
          </table:table-cell>
        </table:table-row>
        <table:table-row table:style-name="ro2">
          <table:table-cell office:value-type="string" calcext:value-type="string">
            <text:p><text:a xlink:href="javascript:sym(7331)" xlink:type="simple">Assen</text:a></text:p>
          </table:table-cell>
          <table:table-cell office:value-type="string" calcext:value-type="string">
            <text:p>D</text:p>
          </table:table-cell>
          <table:table-cell office:value-type="float" office:value="57600" calcext:value-type="float">
            <text:p>57600</text:p>
          </table:table-cell>
          <table:table-cell office:value-type="float" office:value="65935" calcext:value-type="float">
            <text:p>65935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2">
          <table:table-cell office:value-type="string" calcext:value-type="string">
            <text:p><text:a xlink:href="javascript:sym(19082)" xlink:type="simple">Baarn</text:a></text:p>
          </table:table-cell>
          <table:table-cell office:value-type="string" calcext:value-type="string">
            <text:p>U</text:p>
          </table:table-cell>
          <table:table-cell office:value-type="float" office:value="22790" calcext:value-type="float">
            <text:p>22790</text:p>
          </table:table-cell>
          <table:table-cell office:value-type="float" office:value="22870" calcext:value-type="float">
            <text:p>22870</text:p>
          </table:table-cell>
          <table:table-cell office:value-type="float" office:value="23375" calcext:value-type="float">
            <text:p>23375</text:p>
          </table:table-cell>
        </table:table-row>
        <table:table-row table:style-name="ro2">
          <table:table-cell office:value-type="string" calcext:value-type="string">
            <text:p><text:a xlink:href="javascript:sym(19083)" xlink:type="simple">Barendrecht</text:a></text:p>
          </table:table-cell>
          <table:table-cell office:value-type="string" calcext:value-type="string">
            <text:p>Z-H</text:p>
          </table:table-cell>
          <table:table-cell office:value-type="float" office:value="31040" calcext:value-type="float">
            <text:p>31040</text:p>
          </table:table-cell>
          <table:table-cell office:value-type="float" office:value="53430" calcext:value-type="float">
            <text:p>53430</text:p>
          </table:table-cell>
          <table:table-cell office:value-type="float" office:value="55520" calcext:value-type="float">
            <text:p>55520</text:p>
          </table:table-cell>
        </table:table-row>
        <table:table-row table:style-name="ro2">
          <table:table-cell office:value-type="string" calcext:value-type="string">
            <text:p><text:a xlink:href="javascript:sym(7332)" xlink:type="simple">Barneveld</text:a></text:p>
          </table:table-cell>
          <table:table-cell office:value-type="string" calcext:value-type="string">
            <text:p>Gld</text:p>
          </table:table-cell>
          <table:table-cell office:value-type="float" office:value="24590" calcext:value-type="float">
            <text:p>24590</text:p>
          </table:table-cell>
          <table:table-cell office:value-type="float" office:value="28070" calcext:value-type="float">
            <text:p>28070</text:p>
          </table:table-cell>
          <table:table-cell office:value-type="float" office:value="32810" calcext:value-type="float">
            <text:p>32810</text:p>
          </table:table-cell>
        </table:table-row>
        <table:table-row table:style-name="ro2">
          <table:table-cell office:value-type="string" calcext:value-type="string">
            <text:p><text:a xlink:href="javascript:sym(37106)" xlink:type="simple">Bennekom</text:a></text:p>
          </table:table-cell>
          <table:table-cell office:value-type="string" calcext:value-type="string">
            <text:p>Gld</text:p>
          </table:table-cell>
          <table:table-cell office:value-type="float" office:value="14255" calcext:value-type="float">
            <text:p>14255</text:p>
          </table:table-cell>
          <table:table-cell office:value-type="float" office:value="14580" calcext:value-type="float">
            <text:p>14580</text:p>
          </table:table-cell>
          <table:table-cell office:value-type="float" office:value="15090" calcext:value-type="float">
            <text:p>15090</text:p>
          </table:table-cell>
        </table:table-row>
        <table:table-row table:style-name="ro2">
          <table:table-cell office:value-type="string" calcext:value-type="string">
            <text:p><text:a xlink:href="javascript:sym(7333)" xlink:type="simple">Bergen op Zoom / Halsteren</text:a></text:p>
          </table:table-cell>
          <table:table-cell office:value-type="string" calcext:value-type="string">
            <text:p>N-B</text:p>
          </table:table-cell>
          <table:table-cell office:value-type="float" office:value="61430" calcext:value-type="float">
            <text:p>61430</text:p>
          </table:table-cell>
          <table:table-cell office:value-type="float" office:value="62175" calcext:value-type="float">
            <text:p>62175</text:p>
          </table:table-cell>
          <table:table-cell office:value-type="float" office:value="63665" calcext:value-type="float">
            <text:p>63665</text:p>
          </table:table-cell>
        </table:table-row>
        <table:table-row table:style-name="ro1">
          <table:table-cell office:value-type="string" calcext:value-type="string">
            <text:p><text:a xlink:href="javascript:sym(27653)" xlink:type="simple">Berkel / Rodenrijs / Bergschenhoek</text:a> (Lansingerland)</text:p>
          </table:table-cell>
          <table:table-cell office:value-type="string" calcext:value-type="string">
            <text:p>Z-H</text:p>
          </table:table-cell>
          <table:table-cell office:value-type="float" office:value="27670" calcext:value-type="float">
            <text:p>27670</text:p>
          </table:table-cell>
          <table:table-cell office:value-type="float" office:value="40715" calcext:value-type="float">
            <text:p>40715</text:p>
          </table:table-cell>
          <table:table-cell office:value-type="float" office:value="48835" calcext:value-type="float">
            <text:p>48835</text:p>
          </table:table-cell>
        </table:table-row>
        <table:table-row table:style-name="ro2">
          <table:table-cell office:value-type="string" calcext:value-type="string">
            <text:p><text:a xlink:href="javascript:sym(19086)" xlink:type="simple">Best</text:a></text:p>
          </table:table-cell>
          <table:table-cell office:value-type="string" calcext:value-type="string">
            <text:p>N-B</text:p>
          </table:table-cell>
          <table:table-cell office:value-type="float" office:value="25395" calcext:value-type="float">
            <text:p>25395</text:p>
          </table:table-cell>
          <table:table-cell office:value-type="float" office:value="27390" calcext:value-type="float">
            <text:p>27390</text:p>
          </table:table-cell>
          <table:table-cell office:value-type="float" office:value="28755" calcext:value-type="float">
            <text:p>28755</text:p>
          </table:table-cell>
        </table:table-row>
        <table:table-row table:style-name="ro2">
          <table:table-cell office:value-type="string" calcext:value-type="string">
            <text:p><text:a xlink:href="javascript:sym(19087)" xlink:type="simple">Beuningen / Ewijk</text:a></text:p>
          </table:table-cell>
          <table:table-cell office:value-type="string" calcext:value-type="string">
            <text:p>Gld</text:p>
          </table:table-cell>
          <table:table-cell office:value-type="float" office:value="19620" calcext:value-type="float">
            <text:p>19620</text:p>
          </table:table-cell>
          <table:table-cell office:value-type="float" office:value="19815" calcext:value-type="float">
            <text:p>19815</text:p>
          </table:table-cell>
          <table:table-cell office:value-type="float" office:value="20230" calcext:value-type="float">
            <text:p>20230</text:p>
          </table:table-cell>
        </table:table-row>
        <table:table-row table:style-name="ro2">
          <table:table-cell office:value-type="string" calcext:value-type="string">
            <text:p><text:a xlink:href="javascript:sym(17070)" xlink:type="simple">Bilthoven / De Bilt</text:a></text:p>
          </table:table-cell>
          <table:table-cell office:value-type="string" calcext:value-type="string">
            <text:p>U</text:p>
          </table:table-cell>
          <table:table-cell office:value-type="float" office:value="34660" calcext:value-type="float">
            <text:p>34660</text:p>
          </table:table-cell>
          <table:table-cell office:value-type="float" office:value="35135" calcext:value-type="float">
            <text:p>35135</text:p>
          </table:table-cell>
          <table:table-cell office:value-type="float" office:value="36730" calcext:value-type="float">
            <text:p>36730</text:p>
          </table:table-cell>
        </table:table-row>
        <table:table-row table:style-name="ro2">
          <table:table-cell office:value-type="string" calcext:value-type="string">
            <text:p><text:a xlink:href="javascript:sym(27669)" xlink:type="simple">Bodegraven</text:a></text:p>
          </table:table-cell>
          <table:table-cell office:value-type="string" calcext:value-type="string">
            <text:p>Z-H</text:p>
          </table:table-cell>
          <table:table-cell office:value-type="float" office:value="16580" calcext:value-type="float">
            <text:p>16580</text:p>
          </table:table-cell>
          <table:table-cell office:value-type="float" office:value="16385" calcext:value-type="float">
            <text:p>16385</text:p>
          </table:table-cell>
          <table:table-cell office:value-type="float" office:value="17980" calcext:value-type="float">
            <text:p>17980</text:p>
          </table:table-cell>
        </table:table-row>
        <table:table-row table:style-name="ro2">
          <table:table-cell office:value-type="string" calcext:value-type="string">
            <text:p><text:a xlink:href="javascript:sym(19089)" xlink:type="simple">Borne</text:a></text:p>
          </table:table-cell>
          <table:table-cell office:value-type="string" calcext:value-type="string">
            <text:p>O</text:p>
          </table:table-cell>
          <table:table-cell office:value-type="float" office:value="18560" calcext:value-type="float">
            <text:p>18560</text:p>
          </table:table-cell>
          <table:table-cell office:value-type="float" office:value="19120" calcext:value-type="float">
            <text:p>19120</text:p>
          </table:table-cell>
          <table:table-cell office:value-type="float" office:value="21380" calcext:value-type="float">
            <text:p>21380</text:p>
          </table:table-cell>
        </table:table-row>
        <table:table-row table:style-name="ro2">
          <table:table-cell office:value-type="string" calcext:value-type="string">
            <text:p><text:a xlink:href="javascript:sym(19092)" xlink:type="simple">Boxtel</text:a></text:p>
          </table:table-cell>
          <table:table-cell office:value-type="string" calcext:value-type="string">
            <text:p>N-B</text:p>
          </table:table-cell>
          <table:table-cell office:value-type="float" office:value="22265" calcext:value-type="float">
            <text:p>22265</text:p>
          </table:table-cell>
          <table:table-cell office:value-type="float" office:value="23115" calcext:value-type="float">
            <text:p>23115</text:p>
          </table:table-cell>
          <table:table-cell office:value-type="float" office:value="23495" calcext:value-type="float">
            <text:p>23495</text:p>
          </table:table-cell>
        </table:table-row>
        <table:table-row table:style-name="ro2">
          <table:table-cell office:value-type="string" calcext:value-type="string">
            <text:p><text:a xlink:href="javascript:sym(7335)" xlink:type="simple">Breda</text:a></text:p>
          </table:table-cell>
          <table:table-cell office:value-type="string" calcext:value-type="string">
            <text:p>N-B</text:p>
          </table:table-cell>
          <table:table-cell office:value-type="float" office:value="137015" calcext:value-type="float">
            <text:p>137015</text:p>
          </table:table-cell>
          <table:table-cell office:value-type="float" office:value="148025" calcext:value-type="float">
            <text:p>148025</text:p>
          </table:table-cell>
          <table:table-cell office:value-type="float" office:value="154855" calcext:value-type="float">
            <text:p>154855</text:p>
          </table:table-cell>
        </table:table-row>
        <table:table-row table:style-name="ro2">
          <table:table-cell office:value-type="string" calcext:value-type="string">
            <text:p><text:a xlink:href="javascript:sym(27670)" xlink:type="simple">Bunschoten / Spakenburg</text:a></text:p>
          </table:table-cell>
          <table:table-cell office:value-type="string" calcext:value-type="string">
            <text:p>U</text:p>
          </table:table-cell>
          <table:table-cell office:value-type="float" office:value="18100" calcext:value-type="float">
            <text:p>18100</text:p>
          </table:table-cell>
          <table:table-cell office:value-type="float" office:value="18820" calcext:value-type="float">
            <text:p>18820</text:p>
          </table:table-cell>
          <table:table-cell office:value-type="float" office:value="20740" calcext:value-type="float">
            <text:p>20740</text:p>
          </table:table-cell>
        </table:table-row>
        <table:table-row table:style-name="ro2">
          <table:table-cell office:value-type="string" calcext:value-type="string">
            <text:p><text:a xlink:href="javascript:sym(19096)" xlink:type="simple">Bussum</text:a></text:p>
          </table:table-cell>
          <table:table-cell office:value-type="string" calcext:value-type="string">
            <text:p>N-H</text:p>
          </table:table-cell>
          <table:table-cell office:value-type="float" office:value="46505" calcext:value-type="float">
            <text:p>46505</text:p>
          </table:table-cell>
          <table:table-cell office:value-type="float" office:value="48020" calcext:value-type="float">
            <text:p>48020</text:p>
          </table:table-cell>
          <table:table-cell office:value-type="float" office:value="49105" calcext:value-type="float">
            <text:p>49105</text:p>
          </table:table-cell>
        </table:table-row>
        <table:table-row table:style-name="ro2">
          <table:table-cell office:value-type="string" calcext:value-type="string">
            <text:p><text:a xlink:href="javascript:sym(19097)" xlink:type="simple">Castricum</text:a></text:p>
          </table:table-cell>
          <table:table-cell office:value-type="string" calcext:value-type="string">
            <text:p>N-H</text:p>
          </table:table-cell>
          <table:table-cell office:value-type="float" office:value="22290" calcext:value-type="float">
            <text:p>22290</text:p>
          </table:table-cell>
          <table:table-cell office:value-type="float" office:value="21880" calcext:value-type="float">
            <text:p>21880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2">
          <table:table-cell office:value-type="string" calcext:value-type="string">
            <text:p><text:a xlink:href="javascript:sym(19099)" xlink:type="simple">Cuijk</text:a></text:p>
          </table:table-cell>
          <table:table-cell office:value-type="string" calcext:value-type="string">
            <text:p>N-B</text:p>
          </table:table-cell>
          <table:table-cell office:value-type="float" office:value="16875" calcext:value-type="float">
            <text:p>16875</text:p>
          </table:table-cell>
          <table:table-cell office:value-type="float" office:value="17370" calcext:value-type="float">
            <text:p>17370</text:p>
          </table:table-cell>
          <table:table-cell office:value-type="float" office:value="18275" calcext:value-type="float">
            <text:p>18275</text:p>
          </table:table-cell>
        </table:table-row>
        <table:table-row table:style-name="ro2">
          <table:table-cell office:value-type="string" calcext:value-type="string">
            <text:p><text:a xlink:href="javascript:sym(19100)" xlink:type="simple">Culemborg</text:a></text:p>
          </table:table-cell>
          <table:table-cell office:value-type="string" calcext:value-type="string">
            <text:p>Gld</text:p>
          </table:table-cell>
          <table:table-cell office:value-type="float" office:value="24410" calcext:value-type="float">
            <text:p>24410</text:p>
          </table:table-cell>
          <table:table-cell office:value-type="float" office:value="26785" calcext:value-type="float">
            <text:p>26785</text:p>
          </table:table-cell>
          <table:table-cell office:value-type="float" office:value="28100" calcext:value-type="float">
            <text:p>28100</text:p>
          </table:table-cell>
        </table:table-row>
        <table:table-row table:style-name="ro2">
          <table:table-cell office:value-type="string" calcext:value-type="string">
            <text:p><text:a xlink:href="javascript:sym(19104)" xlink:type="simple">Delfzijl</text:a></text:p>
          </table:table-cell>
          <table:table-cell office:value-type="string" calcext:value-type="string">
            <text:p>Gr</text:p>
          </table:table-cell>
          <table:table-cell office:value-type="float" office:value="19980" calcext:value-type="float">
            <text:p>19980</text:p>
          </table:table-cell>
          <table:table-cell office:value-type="float" office:value="18030" calcext:value-type="float">
            <text:p>18030</text:p>
          </table:table-cell>
          <table:table-cell office:value-type="float" office:value="16815" calcext:value-type="float">
            <text:p>16815</text:p>
          </table:table-cell>
        </table:table-row>
        <table:table-row table:style-name="ro2">
          <table:table-cell office:value-type="string" calcext:value-type="string">
            <text:p><text:a xlink:href="javascript:sym(7338)" xlink:type="simple">Den Helder</text:a></text:p>
          </table:table-cell>
          <table:table-cell office:value-type="string" calcext:value-type="string">
            <text:p>N-H</text:p>
          </table:table-cell>
          <table:table-cell office:value-type="float" office:value="43855" calcext:value-type="float">
            <text:p>43855</text:p>
          </table:table-cell>
          <table:table-cell office:value-type="float" office:value="41810" calcext:value-type="float">
            <text:p>41810</text:p>
          </table:table-cell>
          <table:table-cell office:value-type="float" office:value="40970" calcext:value-type="float">
            <text:p>40970</text:p>
          </table:table-cell>
        </table:table-row>
        <table:table-row table:style-name="ro2">
          <table:table-cell office:value-type="string" calcext:value-type="string">
            <text:p><text:a xlink:href="javascript:sym(19106)" xlink:type="simple">Deurne</text:a></text:p>
          </table:table-cell>
          <table:table-cell office:value-type="string" calcext:value-type="string">
            <text:p>N-B</text:p>
          </table:table-cell>
          <table:table-cell office:value-type="float" office:value="21565" calcext:value-type="float">
            <text:p>21565</text:p>
          </table:table-cell>
          <table:table-cell office:value-type="float" office:value="21555" calcext:value-type="float">
            <text:p>21555</text:p>
          </table:table-cell>
          <table:table-cell office:value-type="float" office:value="21955" calcext:value-type="float">
            <text:p>21955</text:p>
          </table:table-cell>
        </table:table-row>
        <table:table-row table:style-name="ro2">
          <table:table-cell office:value-type="string" calcext:value-type="string">
            <text:p><text:a xlink:href="javascript:sym(7339)" xlink:type="simple">Deventer</text:a></text:p>
          </table:table-cell>
          <table:table-cell office:value-type="string" calcext:value-type="string">
            <text:p>O</text:p>
          </table:table-cell>
          <table:table-cell office:value-type="float" office:value="78850" calcext:value-type="float">
            <text:p>78850</text:p>
          </table:table-cell>
          <table:table-cell office:value-type="float" office:value="87210" calcext:value-type="float">
            <text:p>87210</text:p>
          </table:table-cell>
          <table:table-cell office:value-type="float" office:value="89640" calcext:value-type="float">
            <text:p>89640</text:p>
          </table:table-cell>
        </table:table-row>
        <table:table-row table:style-name="ro2">
          <table:table-cell office:value-type="string" calcext:value-type="string">
            <text:p><text:a xlink:href="javascript:sym(27657)" xlink:type="simple">Dieren</text:a></text:p>
          </table:table-cell>
          <table:table-cell office:value-type="string" calcext:value-type="string">
            <text:p>Gld</text:p>
          </table:table-cell>
          <table:table-cell office:value-type="float" office:value="15975" calcext:value-type="float">
            <text:p>15975</text:p>
          </table:table-cell>
          <table:table-cell office:value-type="float" office:value="15385" calcext:value-type="float">
            <text:p>15385</text:p>
          </table:table-cell>
          <table:table-cell office:value-type="float" office:value="14335" calcext:value-type="float">
            <text:p>14335</text:p>
          </table:table-cell>
        </table:table-row>
        <table:table-row table:style-name="ro2">
          <table:table-cell office:value-type="string" calcext:value-type="string">
            <text:p><text:a xlink:href="javascript:sym(7340)" xlink:type="simple">Doetinchem</text:a></text:p>
          </table:table-cell>
          <table:table-cell office:value-type="string" calcext:value-type="string">
            <text:p>Gld</text:p>
          </table:table-cell>
          <table:table-cell office:value-type="float" office:value="40240" calcext:value-type="float">
            <text:p>40240</text:p>
          </table:table-cell>
          <table:table-cell office:value-type="float" office:value="41730" calcext:value-type="float">
            <text:p>41730</text:p>
          </table:table-cell>
          <table:table-cell office:value-type="float" office:value="42285" calcext:value-type="float">
            <text:p>42285</text:p>
          </table:table-cell>
        </table:table-row>
        <table:table-row table:style-name="ro2">
          <table:table-cell office:value-type="string" calcext:value-type="string">
            <text:p><text:a xlink:href="javascript:sym(19108)" xlink:type="simple">Dongen</text:a></text:p>
          </table:table-cell>
          <table:table-cell office:value-type="string" calcext:value-type="string">
            <text:p>N-B</text:p>
          </table:table-cell>
          <table:table-cell office:value-type="float" office:value="20865" calcext:value-type="float">
            <text:p>20865</text:p>
          </table:table-cell>
          <table:table-cell office:value-type="float" office:value="21175" calcext:value-type="float">
            <text:p>21175</text:p>
          </table:table-cell>
          <table:table-cell office:value-type="float" office:value="22285" calcext:value-type="float">
            <text:p>22285</text:p>
          </table:table-cell>
        </table:table-row>
        <table:table-row table:style-name="ro2">
          <table:table-cell office:value-type="string" calcext:value-type="string">
            <text:p><text:a xlink:href="javascript:sym(7341)" xlink:type="simple">Dordrecht</text:a></text:p>
          </table:table-cell>
          <table:table-cell office:value-type="string" calcext:value-type="string">
            <text:p>Z-H</text:p>
          </table:table-cell>
          <table:table-cell office:value-type="float" office:value="211755" calcext:value-type="float">
            <text:p>211755</text:p>
          </table:table-cell>
          <table:table-cell office:value-type="float" office:value="218530" calcext:value-type="float">
            <text:p>218530</text:p>
          </table:table-cell>
          <table:table-cell office:value-type="float" office:value="224440" calcext:value-type="float">
            <text:p>224440</text:p>
          </table:table-cell>
        </table:table-row>
        <table:table-row table:style-name="ro1">
          <table:table-cell office:value-type="string" calcext:value-type="string">
            <text:p><text:a xlink:href="javascript:sym(7386)" xlink:type="simple">Drachten</text:a> (Smallingerland)</text:p>
          </table:table-cell>
          <table:table-cell office:value-type="string" calcext:value-type="string">
            <text:p>Fr</text:p>
          </table:table-cell>
          <table:table-cell office:value-type="float" office:value="41655" calcext:value-type="float">
            <text:p>41655</text:p>
          </table:table-cell>
          <table:table-cell office:value-type="float" office:value="43825" calcext:value-type="float">
            <text:p>43825</text:p>
          </table:table-cell>
          <table:table-cell office:value-type="float" office:value="43945" calcext:value-type="float">
            <text:p>43945</text:p>
          </table:table-cell>
        </table:table-row>
        <table:table-row table:style-name="ro2">
          <table:table-cell office:value-type="string" calcext:value-type="string">
            <text:p><text:a xlink:href="javascript:sym(27672)" xlink:type="simple">Driebergen-Rijsenburg</text:a></text:p>
          </table:table-cell>
          <table:table-cell office:value-type="string" calcext:value-type="string">
            <text:p>U</text:p>
          </table:table-cell>
          <table:table-cell office:value-type="float" office:value="17610" calcext:value-type="float">
            <text:p>17610</text:p>
          </table:table-cell>
          <table:table-cell office:value-type="float" office:value="17670" calcext:value-type="float">
            <text:p>17670</text:p>
          </table:table-cell>
          <table:table-cell office:value-type="float" office:value="18280" calcext:value-type="float">
            <text:p>18280</text:p>
          </table:table-cell>
        </table:table-row>
        <table:table-row table:style-name="ro2">
          <table:table-cell office:value-type="string" calcext:value-type="string">
            <text:p><text:a xlink:href="javascript:sym(17078)" xlink:type="simple">Dronten</text:a></text:p>
          </table:table-cell>
          <table:table-cell office:value-type="string" calcext:value-type="string">
            <text:p>Fl</text:p>
          </table:table-cell>
          <table:table-cell office:value-type="float" office:value="21110" calcext:value-type="float">
            <text:p>21110</text:p>
          </table:table-cell>
          <table:table-cell office:value-type="float" office:value="24800" calcext:value-type="float">
            <text:p>24800</text:p>
          </table:table-cell>
          <table:table-cell office:value-type="float" office:value="26685" calcext:value-type="float">
            <text:p>26685</text:p>
          </table:table-cell>
        </table:table-row>
        <table:table-row table:style-name="ro2">
          <table:table-cell office:value-type="string" calcext:value-type="string">
            <text:p><text:a xlink:href="javascript:sym(27673)" xlink:type="simple">Drunen</text:a></text:p>
          </table:table-cell>
          <table:table-cell office:value-type="string" calcext:value-type="string">
            <text:p>N-B</text:p>
          </table:table-cell>
          <table:table-cell office:value-type="float" office:value="17795" calcext:value-type="float">
            <text:p>17795</text:p>
          </table:table-cell>
          <table:table-cell office:value-type="float" office:value="17855" calcext:value-type="float">
            <text:p>17855</text:p>
          </table:table-cell>
          <table:table-cell office:value-type="float" office:value="17960" calcext:value-type="float">
            <text:p>17960</text:p>
          </table:table-cell>
        </table:table-row>
        <table:table-row table:style-name="ro2">
          <table:table-cell office:value-type="string" calcext:value-type="string">
            <text:p><text:a xlink:href="javascript:sym(19111)" xlink:type="simple">Duiven</text:a></text:p>
          </table:table-cell>
          <table:table-cell office:value-type="string" calcext:value-type="string">
            <text:p>Gld</text:p>
          </table:table-cell>
          <table:table-cell office:value-type="float" office:value="22540" calcext:value-type="float">
            <text:p>22540</text:p>
          </table:table-cell>
          <table:table-cell office:value-type="float" office:value="22255" calcext:value-type="float">
            <text:p>22255</text:p>
          </table:table-cell>
          <table:table-cell office:value-type="float" office:value="21730" calcext:value-type="float">
            <text:p>21730</text:p>
          </table:table-cell>
        </table:table-row>
        <table:table-row table:style-name="ro2">
          <table:table-cell office:value-type="string" calcext:value-type="string">
            <text:p><text:a xlink:href="javascript:sym(19112)" xlink:type="simple">Edam-Volendam</text:a></text:p>
          </table:table-cell>
          <table:table-cell office:value-type="string" calcext:value-type="string">
            <text:p>N-H</text:p>
          </table:table-cell>
          <table:table-cell office:value-type="float" office:value="27305" calcext:value-type="float">
            <text:p>27305</text:p>
          </table:table-cell>
          <table:table-cell office:value-type="float" office:value="28100" calcext:value-type="float">
            <text:p>28100</text:p>
          </table:table-cell>
          <table:table-cell office:value-type="float" office:value="29265" calcext:value-type="float">
            <text:p>29265</text:p>
          </table:table-cell>
        </table:table-row>
        <table:table-row table:style-name="ro2">
          <table:table-cell office:value-type="string" calcext:value-type="string">
            <text:p><text:a xlink:href="javascript:sym(7342)" xlink:type="simple">Ede</text:a></text:p>
          </table:table-cell>
          <table:table-cell office:value-type="string" calcext:value-type="string">
            <text:p>Gld</text:p>
          </table:table-cell>
          <table:table-cell office:value-type="float" office:value="61030" calcext:value-type="float">
            <text:p>61030</text:p>
          </table:table-cell>
          <table:table-cell office:value-type="float" office:value="65760" calcext:value-type="float">
            <text:p>65760</text:p>
          </table:table-cell>
          <table:table-cell office:value-type="float" office:value="74155" calcext:value-type="float">
            <text:p>74155</text:p>
          </table:table-cell>
        </table:table-row>
        <table:table-row table:style-name="ro2">
          <table:table-cell office:value-type="string" calcext:value-type="string">
            <text:p><text:a xlink:href="javascript:sym(7343)" xlink:type="simple">Eindhoven</text:a></text:p>
          </table:table-cell>
          <table:table-cell office:value-type="string" calcext:value-type="string">
            <text:p>N-B</text:p>
          </table:table-cell>
          <table:table-cell office:value-type="float" office:value="281190" calcext:value-type="float">
            <text:p>281190</text:p>
          </table:table-cell>
          <table:table-cell office:value-type="float" office:value="296410" calcext:value-type="float">
            <text:p>296410</text:p>
          </table:table-cell>
          <table:table-cell office:value-type="float" office:value="320365" calcext:value-type="float">
            <text:p>320365</text:p>
          </table:table-cell>
        </table:table-row>
        <table:table-row table:style-name="ro2">
          <table:table-cell office:value-type="string" calcext:value-type="string">
            <text:p><text:a xlink:href="javascript:sym(27658)" xlink:type="simple">Elst</text:a></text:p>
          </table:table-cell>
          <table:table-cell office:value-type="string" calcext:value-type="string">
            <text:p>Gld</text:p>
          </table:table-cell>
          <table:table-cell office:value-type="float" office:value="15760" calcext:value-type="float">
            <text:p>15760</text:p>
          </table:table-cell>
          <table:table-cell office:value-type="float" office:value="20070" calcext:value-type="float">
            <text:p>20070</text:p>
          </table:table-cell>
          <table:table-cell office:value-type="float" office:value="21640" calcext:value-type="float">
            <text:p>21640</text:p>
          </table:table-cell>
        </table:table-row>
        <table:table-row table:style-name="ro2">
          <table:table-cell office:value-type="string" calcext:value-type="string">
            <text:p><text:a xlink:href="javascript:sym(27654)" xlink:type="simple">Emmeloord</text:a></text:p>
          </table:table-cell>
          <table:table-cell office:value-type="string" calcext:value-type="string">
            <text:p>Fl</text:p>
          </table:table-cell>
          <table:table-cell office:value-type="float" office:value="23305" calcext:value-type="float">
            <text:p>23305</text:p>
          </table:table-cell>
          <table:table-cell office:value-type="float" office:value="23330" calcext:value-type="float">
            <text:p>23330</text:p>
          </table:table-cell>
          <table:table-cell office:value-type="float" office:value="22695" calcext:value-type="float">
            <text:p>22695</text:p>
          </table:table-cell>
        </table:table-row>
        <table:table-row table:style-name="ro2">
          <table:table-cell office:value-type="string" calcext:value-type="string">
            <text:p><text:a xlink:href="javascript:sym(7344)" xlink:type="simple">Emmen</text:a></text:p>
          </table:table-cell>
          <table:table-cell office:value-type="string" calcext:value-type="string">
            <text:p>D</text:p>
          </table:table-cell>
          <table:table-cell office:value-type="float" office:value="52485" calcext:value-type="float">
            <text:p>52485</text:p>
          </table:table-cell>
          <table:table-cell office:value-type="float" office:value="52865" calcext:value-type="float">
            <text:p>52865</text:p>
          </table:table-cell>
          <table:table-cell office:value-type="float" office:value="52510" calcext:value-type="float">
            <text:p>52510</text:p>
          </table:table-cell>
        </table:table-row>
        <table:table-row table:style-name="ro2">
          <table:table-cell office:value-type="string" calcext:value-type="string">
            <text:p><text:a xlink:href="javascript:sym(27674)" xlink:type="simple">Enkhuizen</text:a></text:p>
          </table:table-cell>
          <table:table-cell office:value-type="string" calcext:value-type="string">
            <text:p>N-H</text:p>
          </table:table-cell>
          <table:table-cell office:value-type="float" office:value="16610" calcext:value-type="float">
            <text:p>16610</text:p>
          </table:table-cell>
          <table:table-cell office:value-type="float" office:value="17765" calcext:value-type="float">
            <text:p>17765</text:p>
          </table:table-cell>
          <table:table-cell office:value-type="float" office:value="18225" calcext:value-type="float">
            <text:p>18225</text:p>
          </table:table-cell>
        </table:table-row>
        <table:table-row table:style-name="ro2">
          <table:table-cell office:value-type="string" calcext:value-type="string">
            <text:p><text:a xlink:href="javascript:sym(7345)" xlink:type="simple">Enschede</text:a></text:p>
          </table:table-cell>
          <table:table-cell office:value-type="string" calcext:value-type="string">
            <text:p>O</text:p>
          </table:table-cell>
          <table:table-cell office:value-type="float" office:value="141695" calcext:value-type="float">
            <text:p>141695</text:p>
          </table:table-cell>
          <table:table-cell office:value-type="float" office:value="148700" calcext:value-type="float">
            <text:p>148700</text:p>
          </table:table-cell>
          <table:table-cell office:value-type="float" office:value="149315" calcext:value-type="float">
            <text:p>149315</text:p>
          </table:table-cell>
        </table:table-row>
        <table:table-row table:style-name="ro2">
          <table:table-cell office:value-type="string" calcext:value-type="string">
            <text:p><text:a xlink:href="javascript:sym(19115)" xlink:type="simple">Ermelo</text:a></text:p>
          </table:table-cell>
          <table:table-cell office:value-type="string" calcext:value-type="string">
            <text:p>Gld</text:p>
          </table:table-cell>
          <table:table-cell office:value-type="float" office:value="21145" calcext:value-type="float">
            <text:p>21145</text:p>
          </table:table-cell>
          <table:table-cell office:value-type="float" office:value="20910" calcext:value-type="float">
            <text:p>20910</text:p>
          </table:table-cell>
          <table:table-cell office:value-type="float" office:value="21865" calcext:value-type="float">
            <text:p>21865</text:p>
          </table:table-cell>
        </table:table-row>
        <table:table-row table:style-name="ro2">
          <table:table-cell office:value-type="string" calcext:value-type="string">
            <text:p><text:a xlink:href="javascript:sym(8657)" xlink:type="simple">Etten-Leur</text:a></text:p>
          </table:table-cell>
          <table:table-cell office:value-type="string" calcext:value-type="string">
            <text:p>N-B</text:p>
          </table:table-cell>
          <table:table-cell office:value-type="float" office:value="35430" calcext:value-type="float">
            <text:p>35430</text:p>
          </table:table-cell>
          <table:table-cell office:value-type="float" office:value="39545" calcext:value-type="float">
            <text:p>39545</text:p>
          </table:table-cell>
          <table:table-cell office:value-type="float" office:value="41680" calcext:value-type="float">
            <text:p>41680</text:p>
          </table:table-cell>
        </table:table-row>
        <table:table-row table:style-name="ro2">
          <table:table-cell office:value-type="string" calcext:value-type="string">
            <text:p><text:a xlink:href="javascript:sym(19117)" xlink:type="simple">Geertruidenberg / Raamsdonksveer</text:a></text:p>
          </table:table-cell>
          <table:table-cell office:value-type="string" calcext:value-type="string">
            <text:p>N-B</text:p>
          </table:table-cell>
          <table:table-cell office:value-type="float" office:value="18565" calcext:value-type="float">
            <text:p>18565</text:p>
          </table:table-cell>
          <table:table-cell office:value-type="float" office:value="19065" calcext:value-type="float">
            <text:p>19065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2">
          <table:table-cell office:value-type="string" calcext:value-type="string">
            <text:p><text:a xlink:href="javascript:sym(39055)" xlink:type="simple">Geldermalsen / Meteren</text:a></text:p>
          </table:table-cell>
          <table:table-cell office:value-type="string" calcext:value-type="string">
            <text:p>Gld</text:p>
          </table:table-cell>
          <table:table-cell office:value-type="float" office:value="11875" calcext:value-type="float">
            <text:p>11875</text:p>
          </table:table-cell>
          <table:table-cell office:value-type="float" office:value="13295" calcext:value-type="float">
            <text:p>13295</text:p>
          </table:table-cell>
          <table:table-cell office:value-type="float" office:value="14785" calcext:value-type="float">
            <text:p>14785</text:p>
          </table:table-cell>
        </table:table-row>
        <table:table-row table:style-name="ro2">
          <table:table-cell office:value-type="string" calcext:value-type="string">
            <text:p><text:a xlink:href="javascript:sym(37107)" xlink:type="simple">Gemert</text:a></text:p>
          </table:table-cell>
          <table:table-cell office:value-type="string" calcext:value-type="string">
            <text:p>N-B</text:p>
          </table:table-cell>
          <table:table-cell office:value-type="float" office:value="13690" calcext:value-type="float">
            <text:p>13690</text:p>
          </table:table-cell>
          <table:table-cell office:value-type="float" office:value="14530" calcext:value-type="float">
            <text:p>14530</text:p>
          </table:table-cell>
          <table:table-cell office:value-type="float" office:value="15560" calcext:value-type="float">
            <text:p>15560</text:p>
          </table:table-cell>
        </table:table-row>
        <table:table-row table:style-name="ro2">
          <table:table-cell office:value-type="string" calcext:value-type="string">
            <text:p><text:a xlink:href="javascript:sym(11777)" xlink:type="simple">Goes / Kloetinge</text:a></text:p>
          </table:table-cell>
          <table:table-cell office:value-type="string" calcext:value-type="string">
            <text:p>Z</text:p>
          </table:table-cell>
          <table:table-cell office:value-type="float" office:value="29205" calcext:value-type="float">
            <text:p>29205</text:p>
          </table:table-cell>
          <table:table-cell office:value-type="float" office:value="29805" calcext:value-type="float">
            <text:p>29805</text:p>
          </table:table-cell>
          <table:table-cell office:value-type="float" office:value="31830" calcext:value-type="float">
            <text:p>31830</text:p>
          </table:table-cell>
        </table:table-row>
        <table:table-row table:style-name="ro2">
          <table:table-cell office:value-type="string" calcext:value-type="string">
            <text:p><text:a xlink:href="javascript:sym(19124)" xlink:type="simple">Gorinchem</text:a></text:p>
          </table:table-cell>
          <table:table-cell office:value-type="string" calcext:value-type="string">
            <text:p>Z-H</text:p>
          </table:table-cell>
          <table:table-cell office:value-type="float" office:value="33480" calcext:value-type="float">
            <text:p>33480</text:p>
          </table:table-cell>
          <table:table-cell office:value-type="float" office:value="34390" calcext:value-type="float">
            <text:p>34390</text:p>
          </table:table-cell>
          <table:table-cell office:value-type="float" office:value="36825" calcext:value-type="float">
            <text:p>36825</text:p>
          </table:table-cell>
        </table:table-row>
        <table:table-row table:style-name="ro2">
          <table:table-cell office:value-type="string" calcext:value-type="string">
            <text:p><text:a xlink:href="javascript:sym(7346)" xlink:type="simple">Gouda</text:a></text:p>
          </table:table-cell>
          <table:table-cell office:value-type="string" calcext:value-type="string">
            <text:p>Z-H</text:p>
          </table:table-cell>
          <table:table-cell office:value-type="float" office:value="77855" calcext:value-type="float">
            <text:p>77855</text:p>
          </table:table-cell>
          <table:table-cell office:value-type="float" office:value="77315" calcext:value-type="float">
            <text:p>77315</text:p>
          </table:table-cell>
          <table:table-cell office:value-type="float" office:value="78585" calcext:value-type="float">
            <text:p>78585</text:p>
          </table:table-cell>
        </table:table-row>
        <table:table-row table:style-name="ro2">
          <table:table-cell office:value-type="string" calcext:value-type="string">
            <text:p><text:a xlink:href="javascript:sym(7347)" xlink:type="simple">Groningen</text:a></text:p>
          </table:table-cell>
          <table:table-cell office:value-type="string" calcext:value-type="string">
            <text:p>Gr</text:p>
          </table:table-cell>
          <table:table-cell office:value-type="float" office:value="186920" calcext:value-type="float">
            <text:p>186920</text:p>
          </table:table-cell>
          <table:table-cell office:value-type="float" office:value="201780" calcext:value-type="float">
            <text:p>201780</text:p>
          </table:table-cell>
          <table:table-cell office:value-type="float" office:value="218105" calcext:value-type="float">
            <text:p>218105</text:p>
          </table:table-cell>
        </table:table-row>
        <table:table-row table:style-name="ro2">
          <table:table-cell office:value-type="string" calcext:value-type="string">
            <text:p><text:a xlink:href="javascript:sym(19125)" xlink:type="simple">Haaksbergen</text:a></text:p>
          </table:table-cell>
          <table:table-cell office:value-type="string" calcext:value-type="string">
            <text:p>O</text:p>
          </table:table-cell>
          <table:table-cell office:value-type="float" office:value="18780" calcext:value-type="float">
            <text:p>18780</text:p>
          </table:table-cell>
          <table:table-cell office:value-type="float" office:value="19200" calcext:value-type="float">
            <text:p>19200</text:p>
          </table:table-cell>
          <table:table-cell office:value-type="float" office:value="18750" calcext:value-type="float">
            <text:p>18750</text:p>
          </table:table-cell>
        </table:table-row>
        <table:table-row table:style-name="ro2">
          <table:table-cell office:value-type="string" calcext:value-type="string">
            <text:p><text:a xlink:href="javascript:sym(7348)" xlink:type="simple">Haarlem</text:a></text:p>
          </table:table-cell>
          <table:table-cell office:value-type="string" calcext:value-type="string">
            <text:p>N-H</text:p>
          </table:table-cell>
          <table:table-cell office:value-type="float" office:value="190360" calcext:value-type="float">
            <text:p>190360</text:p>
          </table:table-cell>
          <table:table-cell office:value-type="float" office:value="193590" calcext:value-type="float">
            <text:p>193590</text:p>
          </table:table-cell>
          <table:table-cell office:value-type="float" office:value="208270" calcext:value-type="float">
            <text:p>208270</text:p>
          </table:table-cell>
        </table:table-row>
        <table:table-row table:style-name="ro2">
          <table:table-cell office:value-type="string" calcext:value-type="string">
            <text:p><text:a xlink:href="javascript:sym(11778)" xlink:type="simple">Hardenberg</text:a></text:p>
          </table:table-cell>
          <table:table-cell office:value-type="string" calcext:value-type="string">
            <text:p>O</text:p>
          </table:table-cell>
          <table:table-cell office:value-type="float" office:value="16635" calcext:value-type="float">
            <text:p>16635</text:p>
          </table:table-cell>
          <table:table-cell office:value-type="float" office:value="18365" calcext:value-type="float">
            <text:p>18365</text:p>
          </table:table-cell>
          <table:table-cell office:value-type="float" office:value="19345" calcext:value-type="float">
            <text:p>19345</text:p>
          </table:table-cell>
        </table:table-row>
        <table:table-row table:style-name="ro2">
          <table:table-cell office:value-type="string" calcext:value-type="string">
            <text:p><text:a xlink:href="javascript:sym(7350)" xlink:type="simple">Harderwijk</text:a></text:p>
          </table:table-cell>
          <table:table-cell office:value-type="string" calcext:value-type="string">
            <text:p>Gld</text:p>
          </table:table-cell>
          <table:table-cell office:value-type="float" office:value="32705" calcext:value-type="float">
            <text:p>32705</text:p>
          </table:table-cell>
          <table:table-cell office:value-type="float" office:value="32760" calcext:value-type="float">
            <text:p>32760</text:p>
          </table:table-cell>
          <table:table-cell office:value-type="float" office:value="34130" calcext:value-type="float">
            <text:p>34130</text:p>
          </table:table-cell>
        </table:table-row>
        <table:table-row table:style-name="ro3">
          <table:table-cell office:value-type="string" calcext:value-type="string">
            <text:p><text:a xlink:href="javascript:sym(7351)" xlink:type="simple">Heerenveen</text:a> (It Hearrenfean)</text:p>
          </table:table-cell>
          <table:table-cell office:value-type="string" calcext:value-type="string">
            <text:p>Fr</text:p>
          </table:table-cell>
          <table:table-cell office:value-type="float" office:value="28855" calcext:value-type="float">
            <text:p>28855</text:p>
          </table:table-cell>
          <table:table-cell office:value-type="float" office:value="30940" calcext:value-type="float">
            <text:p>30940</text:p>
          </table:table-cell>
          <table:table-cell office:value-type="float" office:value="31980" calcext:value-type="float">
            <text:p>31980</text:p>
          </table:table-cell>
        </table:table-row>
        <table:table-row table:style-name="ro2">
          <table:table-cell office:value-type="string" calcext:value-type="string">
            <text:p><text:a xlink:href="javascript:sym(7352)" xlink:type="simple">Heerhugowaard / Scharwoude / Broek op Langedijk</text:a></text:p>
          </table:table-cell>
          <table:table-cell office:value-type="string" calcext:value-type="string">
            <text:p>N-H</text:p>
          </table:table-cell>
          <table:table-cell office:value-type="float" office:value="59970" calcext:value-type="float">
            <text:p>59970</text:p>
          </table:table-cell>
          <table:table-cell office:value-type="float" office:value="68250" calcext:value-type="float">
            <text:p>68250</text:p>
          </table:table-cell>
          <table:table-cell office:value-type="float" office:value="75880" calcext:value-type="float">
            <text:p>75880</text:p>
          </table:table-cell>
        </table:table-row>
        <table:table-row table:style-name="ro2">
          <table:table-cell office:value-type="string" calcext:value-type="string">
            <text:p><text:a xlink:href="javascript:sym(7353)" xlink:type="simple">Heerlen</text:a></text:p>
          </table:table-cell>
          <table:table-cell office:value-type="string" calcext:value-type="string">
            <text:p>L</text:p>
          </table:table-cell>
          <table:table-cell office:value-type="float" office:value="185945" calcext:value-type="float">
            <text:p>185945</text:p>
          </table:table-cell>
          <table:table-cell office:value-type="float" office:value="175825" calcext:value-type="float">
            <text:p>175825</text:p>
          </table:table-cell>
          <table:table-cell office:value-type="float" office:value="170030" calcext:value-type="float">
            <text:p>170030</text:p>
          </table:table-cell>
        </table:table-row>
        <table:table-row table:style-name="ro2">
          <table:table-cell office:value-type="string" calcext:value-type="string">
            <text:p><text:a xlink:href="javascript:sym(19128)" xlink:type="simple">Heiloo</text:a></text:p>
          </table:table-cell>
          <table:table-cell office:value-type="string" calcext:value-type="string">
            <text:p>N-H</text:p>
          </table:table-cell>
          <table:table-cell office:value-type="float" office:value="20610" calcext:value-type="float">
            <text:p>20610</text:p>
          </table:table-cell>
          <table:table-cell office:value-type="float" office:value="21345" calcext:value-type="float">
            <text:p>21345</text:p>
          </table:table-cell>
          <table:table-cell office:value-type="float" office:value="22835" calcext:value-type="float">
            <text:p>22835</text:p>
          </table:table-cell>
        </table:table-row>
        <table:table-row table:style-name="ro2">
          <table:table-cell office:value-type="string" calcext:value-type="string">
            <text:p><text:a xlink:href="javascript:sym(7354)" xlink:type="simple">Hellevoetsluis</text:a></text:p>
          </table:table-cell>
          <table:table-cell office:value-type="string" calcext:value-type="string">
            <text:p>Z-H</text:p>
          </table:table-cell>
          <table:table-cell office:value-type="float" office:value="36690" calcext:value-type="float">
            <text:p>36690</text:p>
          </table:table-cell>
          <table:table-cell office:value-type="float" office:value="37310" calcext:value-type="float">
            <text:p>37310</text:p>
          </table:table-cell>
          <table:table-cell office:value-type="float" office:value="36680" calcext:value-type="float">
            <text:p>36680</text:p>
          </table:table-cell>
        </table:table-row>
        <table:table-row table:style-name="ro2">
          <table:table-cell office:value-type="string" calcext:value-type="string">
            <text:p><text:a xlink:href="javascript:sym(7355)" xlink:type="simple">Helmond</text:a></text:p>
          </table:table-cell>
          <table:table-cell office:value-type="string" calcext:value-type="string">
            <text:p>N-B</text:p>
          </table:table-cell>
          <table:table-cell office:value-type="float" office:value="74920" calcext:value-type="float">
            <text:p>74920</text:p>
          </table:table-cell>
          <table:table-cell office:value-type="float" office:value="82185" calcext:value-type="float">
            <text:p>82185</text:p>
          </table:table-cell>
          <table:table-cell office:value-type="float" office:value="86815" calcext:value-type="float">
            <text:p>86815</text:p>
          </table:table-cell>
        </table:table-row>
        <table:table-row table:style-name="ro2">
          <table:table-cell office:value-type="string" calcext:value-type="string">
            <text:p><text:a xlink:href="javascript:sym(7356)" xlink:type="simple">Hengelo</text:a></text:p>
          </table:table-cell>
          <table:table-cell office:value-type="string" calcext:value-type="string">
            <text:p>O</text:p>
          </table:table-cell>
          <table:table-cell office:value-type="float" office:value="56650" calcext:value-type="float">
            <text:p>56650</text:p>
          </table:table-cell>
          <table:table-cell office:value-type="float" office:value="55400" calcext:value-type="float">
            <text:p>55400</text:p>
          </table:table-cell>
          <table:table-cell office:value-type="float" office:value="56070" calcext:value-type="float">
            <text:p>56070</text:p>
          </table:table-cell>
        </table:table-row>
        <table:table-row table:style-name="ro2">
          <table:table-cell office:value-type="string" calcext:value-type="string">
            <text:p><text:a xlink:href="javascript:sym(27677)" xlink:type="simple">Hengelo-Noord</text:a></text:p>
          </table:table-cell>
          <table:table-cell office:value-type="string" calcext:value-type="string">
            <text:p>O</text:p>
          </table:table-cell>
          <table:table-cell office:value-type="float" office:value="21650" calcext:value-type="float">
            <text:p>21650</text:p>
          </table:table-cell>
          <table:table-cell office:value-type="float" office:value="23150" calcext:value-type="float">
            <text:p>23150</text:p>
          </table:table-cell>
          <table:table-cell office:value-type="float" office:value="22560" calcext:value-type="float">
            <text:p>22560</text:p>
          </table:table-cell>
        </table:table-row>
        <table:table-row table:style-name="ro2">
          <table:table-cell office:value-type="string" calcext:value-type="string">
            <text:p><text:a xlink:href="javascript:sym(19130)" xlink:type="simple">Hillegom / Beinsdorp</text:a></text:p>
          </table:table-cell>
          <table:table-cell office:value-type="string" calcext:value-type="string">
            <text:p>Z-H</text:p>
          </table:table-cell>
          <table:table-cell office:value-type="float" office:value="18520" calcext:value-type="float">
            <text:p>18520</text:p>
          </table:table-cell>
          <table:table-cell office:value-type="float" office:value="18370" calcext:value-type="float">
            <text:p>18370</text:p>
          </table:table-cell>
          <table:table-cell office:value-type="float" office:value="19420" calcext:value-type="float">
            <text:p>19420</text:p>
          </table:table-cell>
        </table:table-row>
        <table:table-row table:style-name="ro2">
          <table:table-cell office:value-type="string" calcext:value-type="string">
            <text:p><text:a xlink:href="javascript:sym(7357)" xlink:type="simple">Hilversum</text:a></text:p>
          </table:table-cell>
          <table:table-cell office:value-type="string" calcext:value-type="string">
            <text:p>N-H</text:p>
          </table:table-cell>
          <table:table-cell office:value-type="float" office:value="77750" calcext:value-type="float">
            <text:p>77750</text:p>
          </table:table-cell>
          <table:table-cell office:value-type="float" office:value="80445" calcext:value-type="float">
            <text:p>80445</text:p>
          </table:table-cell>
          <table:table-cell office:value-type="float" office:value="86645" calcext:value-type="float">
            <text:p>86645</text:p>
          </table:table-cell>
        </table:table-row>
        <table:table-row table:style-name="ro1">
          <table:table-cell office:value-type="string" calcext:value-type="string">
            <text:p><text:a xlink:href="javascript:sym(7349)" xlink:type="simple">Hoofddorp</text:a> (Haarlemmermeer)</text:p>
          </table:table-cell>
          <table:table-cell office:value-type="string" calcext:value-type="string">
            <text:p>N-H</text:p>
          </table:table-cell>
          <table:table-cell office:value-type="float" office:value="56555" calcext:value-type="float">
            <text:p>56555</text:p>
          </table:table-cell>
          <table:table-cell office:value-type="float" office:value="73010" calcext:value-type="float">
            <text:p>73010</text:p>
          </table:table-cell>
          <table:table-cell office:value-type="float" office:value="77465" calcext:value-type="float">
            <text:p>77465</text:p>
          </table:table-cell>
        </table:table-row>
        <table:table-row table:style-name="ro2">
          <table:table-cell office:value-type="string" calcext:value-type="string">
            <text:p><text:a xlink:href="javascript:sym(7358)" xlink:type="simple">Hoogeveen</text:a></text:p>
          </table:table-cell>
          <table:table-cell office:value-type="string" calcext:value-type="string">
            <text:p>D</text:p>
          </table:table-cell>
          <table:table-cell office:value-type="float" office:value="38625" calcext:value-type="float">
            <text:p>38625</text:p>
          </table:table-cell>
          <table:table-cell office:value-type="float" office:value="40340" calcext:value-type="float">
            <text:p>40340</text:p>
          </table:table-cell>
          <table:table-cell office:value-type="float" office:value="40755" calcext:value-type="float">
            <text:p>40755</text:p>
          </table:table-cell>
        </table:table-row>
        <table:table-row table:style-name="ro2">
          <table:table-cell office:value-type="string" calcext:value-type="string">
            <text:p><text:a xlink:href="javascript:sym(19132)" xlink:type="simple">Hoogezand / Sappemeer</text:a></text:p>
          </table:table-cell>
          <table:table-cell office:value-type="string" calcext:value-type="string">
            <text:p>Gr</text:p>
          </table:table-cell>
          <table:table-cell office:value-type="float" office:value="27520" calcext:value-type="float">
            <text:p>27520</text:p>
          </table:table-cell>
          <table:table-cell office:value-type="float" office:value="29070" calcext:value-type="float">
            <text:p>29070</text:p>
          </table:table-cell>
          <table:table-cell office:value-type="float" office:value="28685" calcext:value-type="float">
            <text:p>28685</text:p>
          </table:table-cell>
        </table:table-row>
        <table:table-row table:style-name="ro2">
          <table:table-cell office:value-type="string" calcext:value-type="string">
            <text:p><text:a xlink:href="javascript:sym(27678)" xlink:type="simple">Hoogvliet</text:a></text:p>
          </table:table-cell>
          <table:table-cell office:value-type="string" calcext:value-type="string">
            <text:p>Z-H</text:p>
          </table:table-cell>
          <table:table-cell office:value-type="float" office:value="36500" calcext:value-type="float">
            <text:p>36500</text:p>
          </table:table-cell>
          <table:table-cell office:value-type="float" office:value="33965" calcext:value-type="float">
            <text:p>33965</text:p>
          </table:table-cell>
          <table:table-cell office:value-type="float" office:value="35180" calcext:value-type="float">
            <text:p>35180</text:p>
          </table:table-cell>
        </table:table-row>
        <table:table-row table:style-name="ro2">
          <table:table-cell office:value-type="string" calcext:value-type="string">
            <text:p><text:a xlink:href="javascript:sym(7359)" xlink:type="simple">Hoorn</text:a></text:p>
          </table:table-cell>
          <table:table-cell office:value-type="string" calcext:value-type="string">
            <text:p>N-H</text:p>
          </table:table-cell>
          <table:table-cell office:value-type="float" office:value="65740" calcext:value-type="float">
            <text:p>65740</text:p>
          </table:table-cell>
          <table:table-cell office:value-type="float" office:value="70690" calcext:value-type="float">
            <text:p>70690</text:p>
          </table:table-cell>
          <table:table-cell office:value-type="float" office:value="73615" calcext:value-type="float">
            <text:p>73615</text:p>
          </table:table-cell>
        </table:table-row>
        <table:table-row table:style-name="ro2">
          <table:table-cell office:value-type="string" calcext:value-type="string">
            <text:p><text:a xlink:href="javascript:sym(17076)" xlink:type="simple">Houten</text:a></text:p>
          </table:table-cell>
          <table:table-cell office:value-type="string" calcext:value-type="string">
            <text:p>U</text:p>
          </table:table-cell>
          <table:table-cell office:value-type="float" office:value="32400" calcext:value-type="float">
            <text:p>32400</text:p>
          </table:table-cell>
          <table:table-cell office:value-type="float" office:value="44350" calcext:value-type="float">
            <text:p>44350</text:p>
          </table:table-cell>
          <table:table-cell office:value-type="float" office:value="46350" calcext:value-type="float">
            <text:p>46350</text:p>
          </table:table-cell>
        </table:table-row>
        <table:table-row table:style-name="ro2">
          <table:table-cell office:value-type="string" calcext:value-type="string">
            <text:p><text:a xlink:href="javascript:sym(32631)" xlink:type="simple">Huissen</text:a></text:p>
          </table:table-cell>
          <table:table-cell office:value-type="string" calcext:value-type="string">
            <text:p>Gld</text:p>
          </table:table-cell>
          <table:table-cell office:value-type="float" office:value="14555" calcext:value-type="float">
            <text:p>14555</text:p>
          </table:table-cell>
          <table:table-cell office:value-type="float" office:value="17005" calcext:value-type="float">
            <text:p>17005</text:p>
          </table:table-cell>
          <table:table-cell office:value-type="float" office:value="18385" calcext:value-type="float">
            <text:p>18385</text:p>
          </table:table-cell>
        </table:table-row>
        <table:table-row table:style-name="ro2">
          <table:table-cell office:value-type="string" calcext:value-type="string">
            <text:p><text:a xlink:href="javascript:sym(7360)" xlink:type="simple">Huizen</text:a></text:p>
          </table:table-cell>
          <table:table-cell office:value-type="string" calcext:value-type="string">
            <text:p>N-H</text:p>
          </table:table-cell>
          <table:table-cell office:value-type="float" office:value="45375" calcext:value-type="float">
            <text:p>45375</text:p>
          </table:table-cell>
          <table:table-cell office:value-type="float" office:value="44295" calcext:value-type="float">
            <text:p>44295</text:p>
          </table:table-cell>
          <table:table-cell office:value-type="float" office:value="46485" calcext:value-type="float">
            <text:p>46485</text:p>
          </table:table-cell>
        </table:table-row>
        <table:table-row table:style-name="ro2">
          <table:table-cell office:value-type="string" calcext:value-type="string">
            <text:p><text:a xlink:href="javascript:sym(37108)" xlink:type="simple">IJburg-Zuidoost</text:a></text:p>
          </table:table-cell>
          <table:table-cell office:value-type="string" calcext:value-type="string">
            <text:p>N-H</text:p>
          </table:table-cell>
          <table:table-cell office:value-type="string" calcext:value-type="string">
            <text:p>...</text:p>
          </table:table-cell>
          <table:table-cell office:value-type="float" office:value="14155" calcext:value-type="float">
            <text:p>14155</text:p>
          </table:table-cell>
          <table:table-cell office:value-type="float" office:value="19655" calcext:value-type="float">
            <text:p>19655</text:p>
          </table:table-cell>
        </table:table-row>
        <table:table-row table:style-name="ro4">
          <table:table-cell office:value-type="string" calcext:value-type="string">
            <text:p><text:a xlink:href="javascript:sym(7395)" xlink:type="simple">IJmond</text:a> (IJmuiden / Velsen / Beverwijk)</text:p>
          </table:table-cell>
          <table:table-cell office:value-type="string" calcext:value-type="string">
            <text:p>N-H</text:p>
          </table:table-cell>
          <table:table-cell office:value-type="float" office:value="108085" calcext:value-type="float">
            <text:p>108085</text:p>
          </table:table-cell>
          <table:table-cell office:value-type="float" office:value="115205" calcext:value-type="float">
            <text:p>115205</text:p>
          </table:table-cell>
          <table:table-cell office:value-type="float" office:value="119430" calcext:value-type="float">
            <text:p>119430</text:p>
          </table:table-cell>
        </table:table-row>
        <table:table-row table:style-name="ro2">
          <table:table-cell office:value-type="string" calcext:value-type="string">
            <text:p><text:a xlink:href="javascript:sym(19135)" xlink:type="simple">IJsselstein</text:a></text:p>
          </table:table-cell>
          <table:table-cell office:value-type="string" calcext:value-type="string">
            <text:p>U</text:p>
          </table:table-cell>
          <table:table-cell office:value-type="float" office:value="30305" calcext:value-type="float">
            <text:p>30305</text:p>
          </table:table-cell>
          <table:table-cell office:value-type="float" office:value="33715" calcext:value-type="float">
            <text:p>33715</text:p>
          </table:table-cell>
          <table:table-cell office:value-type="float" office:value="33150" calcext:value-type="float">
            <text:p>33150</text:p>
          </table:table-cell>
        </table:table-row>
        <table:table-row table:style-name="ro2">
          <table:table-cell office:value-type="string" calcext:value-type="string">
            <text:p><text:a xlink:href="javascript:sym(17069)" xlink:type="simple">Kampen / IJsselmuiden</text:a></text:p>
          </table:table-cell>
          <table:table-cell office:value-type="string" calcext:value-type="string">
            <text:p>O</text:p>
          </table:table-cell>
          <table:table-cell office:value-type="float" office:value="41865" calcext:value-type="float">
            <text:p>41865</text:p>
          </table:table-cell>
          <table:table-cell office:value-type="float" office:value="41920" calcext:value-type="float">
            <text:p>41920</text:p>
          </table:table-cell>
          <table:table-cell office:value-type="float" office:value="44235" calcext:value-type="float">
            <text:p>44235</text:p>
          </table:table-cell>
        </table:table-row>
        <table:table-row table:style-name="ro2">
          <table:table-cell office:value-type="string" calcext:value-type="string">
            <text:p><text:a xlink:href="javascript:sym(7362)" xlink:type="simple">Kerkrade</text:a></text:p>
          </table:table-cell>
          <table:table-cell office:value-type="string" calcext:value-type="string">
            <text:p>L</text:p>
          </table:table-cell>
          <table:table-cell office:value-type="float" office:value="33850" calcext:value-type="float">
            <text:p>33850</text:p>
          </table:table-cell>
          <table:table-cell office:value-type="float" office:value="31585" calcext:value-type="float">
            <text:p>31585</text:p>
          </table:table-cell>
          <table:table-cell office:value-type="float" office:value="30415" calcext:value-type="float">
            <text:p>30415</text:p>
          </table:table-cell>
        </table:table-row>
        <table:table-row table:style-name="ro2">
          <table:table-cell office:value-type="string" calcext:value-type="string">
            <text:p><text:a xlink:href="javascript:sym(27682)" xlink:type="simple">Laren / Blaricum</text:a></text:p>
          </table:table-cell>
          <table:table-cell office:value-type="string" calcext:value-type="string">
            <text:p>N-H</text:p>
          </table:table-cell>
          <table:table-cell office:value-type="float" office:value="15870" calcext:value-type="float">
            <text:p>15870</text:p>
          </table:table-cell>
          <table:table-cell office:value-type="float" office:value="15865" calcext:value-type="float">
            <text:p>15865</text:p>
          </table:table-cell>
          <table:table-cell office:value-type="float" office:value="16445" calcext:value-type="float">
            <text:p>16445</text:p>
          </table:table-cell>
        </table:table-row>
        <table:table-row table:style-name="ro2">
          <table:table-cell office:value-type="string" calcext:value-type="string">
            <text:p><text:a xlink:href="javascript:sym(32632)" xlink:type="simple">Leek</text:a></text:p>
          </table:table-cell>
          <table:table-cell office:value-type="string" calcext:value-type="string">
            <text:p>Gr</text:p>
          </table:table-cell>
          <table:table-cell office:value-type="float" office:value="14695" calcext:value-type="float">
            <text:p>14695</text:p>
          </table:table-cell>
          <table:table-cell office:value-type="float" office:value="15225" calcext:value-type="float">
            <text:p>15225</text:p>
          </table:table-cell>
          <table:table-cell office:value-type="float" office:value="16050" calcext:value-type="float">
            <text:p>16050</text:p>
          </table:table-cell>
        </table:table-row>
        <table:table-row table:style-name="ro2">
          <table:table-cell office:value-type="string" calcext:value-type="string">
            <text:p><text:a xlink:href="javascript:sym(19140)" xlink:type="simple">Leerdam</text:a></text:p>
          </table:table-cell>
          <table:table-cell office:value-type="string" calcext:value-type="string">
            <text:p>U</text:p>
          </table:table-cell>
          <table:table-cell office:value-type="float" office:value="17315" calcext:value-type="float">
            <text:p>17315</text:p>
          </table:table-cell>
          <table:table-cell office:value-type="float" office:value="17255" calcext:value-type="float">
            <text:p>17255</text:p>
          </table:table-cell>
          <table:table-cell office:value-type="float" office:value="18065" calcext:value-type="float">
            <text:p>18065</text:p>
          </table:table-cell>
        </table:table-row>
        <table:table-row table:style-name="ro3">
          <table:table-cell office:value-type="string" calcext:value-type="string">
            <text:p><text:a xlink:href="javascript:sym(7364)" xlink:type="simple">Leeuwarden</text:a> (Ljouwert)</text:p>
          </table:table-cell>
          <table:table-cell office:value-type="string" calcext:value-type="string">
            <text:p>Fr</text:p>
          </table:table-cell>
          <table:table-cell office:value-type="float" office:value="86785" calcext:value-type="float">
            <text:p>86785</text:p>
          </table:table-cell>
          <table:table-cell office:value-type="float" office:value="92150" calcext:value-type="float">
            <text:p>92150</text:p>
          </table:table-cell>
          <table:table-cell office:value-type="float" office:value="97070" calcext:value-type="float">
            <text:p>97070</text:p>
          </table:table-cell>
        </table:table-row>
        <table:table-row table:style-name="ro2">
          <table:table-cell office:value-type="string" calcext:value-type="string">
            <text:p><text:a xlink:href="javascript:sym(7365)" xlink:type="simple">Leiden</text:a></text:p>
          </table:table-cell>
          <table:table-cell office:value-type="string" calcext:value-type="string">
            <text:p>Z-H</text:p>
          </table:table-cell>
          <table:table-cell office:value-type="float" office:value="252525" calcext:value-type="float">
            <text:p>252525</text:p>
          </table:table-cell>
          <table:table-cell office:value-type="float" office:value="257820" calcext:value-type="float">
            <text:p>257820</text:p>
          </table:table-cell>
          <table:table-cell office:value-type="float" office:value="273720" calcext:value-type="float">
            <text:p>273720</text:p>
          </table:table-cell>
        </table:table-row>
        <table:table-row table:style-name="ro2">
          <table:table-cell office:value-type="string" calcext:value-type="string">
            <text:p><text:a xlink:href="javascript:sym(7366)" xlink:type="simple">Lelystad</text:a></text:p>
          </table:table-cell>
          <table:table-cell office:value-type="string" calcext:value-type="string">
            <text:p>Fl</text:p>
          </table:table-cell>
          <table:table-cell office:value-type="float" office:value="62375" calcext:value-type="float">
            <text:p>62375</text:p>
          </table:table-cell>
          <table:table-cell office:value-type="float" office:value="72240" calcext:value-type="float">
            <text:p>72240</text:p>
          </table:table-cell>
          <table:table-cell office:value-type="float" office:value="75825" calcext:value-type="float">
            <text:p>75825</text:p>
          </table:table-cell>
        </table:table-row>
        <table:table-row table:style-name="ro2">
          <table:table-cell office:value-type="string" calcext:value-type="string">
            <text:p><text:a xlink:href="javascript:sym(19142)" xlink:type="simple">Leusden</text:a></text:p>
          </table:table-cell>
          <table:table-cell office:value-type="string" calcext:value-type="string">
            <text:p>U</text:p>
          </table:table-cell>
          <table:table-cell office:value-type="float" office:value="25130" calcext:value-type="float">
            <text:p>25130</text:p>
          </table:table-cell>
          <table:table-cell office:value-type="float" office:value="24785" calcext:value-type="float">
            <text:p>24785</text:p>
          </table:table-cell>
          <table:table-cell office:value-type="float" office:value="26510" calcext:value-type="float">
            <text:p>26510</text:p>
          </table:table-cell>
        </table:table-row>
        <table:table-row table:style-name="ro2">
          <table:table-cell office:value-type="string" calcext:value-type="string">
            <text:p><text:a xlink:href="javascript:sym(19143)" xlink:type="simple">Lisse / Lisserbroek</text:a></text:p>
          </table:table-cell>
          <table:table-cell office:value-type="string" calcext:value-type="string">
            <text:p>Z-H</text:p>
          </table:table-cell>
          <table:table-cell office:value-type="float" office:value="22520" calcext:value-type="float">
            <text:p>22520</text:p>
          </table:table-cell>
          <table:table-cell office:value-type="float" office:value="24030" calcext:value-type="float">
            <text:p>24030</text:p>
          </table:table-cell>
          <table:table-cell office:value-type="float" office:value="24010" calcext:value-type="float">
            <text:p>24010</text:p>
          </table:table-cell>
        </table:table-row>
        <table:table-row table:style-name="ro2">
          <table:table-cell office:value-type="string" calcext:value-type="string">
            <text:p><text:a xlink:href="javascript:sym(19147)" xlink:type="simple">Maassluis</text:a></text:p>
          </table:table-cell>
          <table:table-cell office:value-type="string" calcext:value-type="string">
            <text:p>Z-H</text:p>
          </table:table-cell>
          <table:table-cell office:value-type="float" office:value="33230" calcext:value-type="float">
            <text:p>33230</text:p>
          </table:table-cell>
          <table:table-cell office:value-type="float" office:value="31965" calcext:value-type="float">
            <text:p>31965</text:p>
          </table:table-cell>
          <table:table-cell office:value-type="float" office:value="33815" calcext:value-type="float">
            <text:p>33815</text:p>
          </table:table-cell>
        </table:table-row>
        <table:table-row table:style-name="ro2">
          <table:table-cell office:value-type="string" calcext:value-type="string">
            <text:p><text:a xlink:href="javascript:sym(7368)" xlink:type="simple">Maastricht</text:a></text:p>
          </table:table-cell>
          <table:table-cell office:value-type="string" calcext:value-type="string">
            <text:p>L</text:p>
          </table:table-cell>
          <table:table-cell office:value-type="float" office:value="117910" calcext:value-type="float">
            <text:p>117910</text:p>
          </table:table-cell>
          <table:table-cell office:value-type="float" office:value="115770" calcext:value-type="float">
            <text:p>115770</text:p>
          </table:table-cell>
          <table:table-cell office:value-type="float" office:value="116630" calcext:value-type="float">
            <text:p>116630</text:p>
          </table:table-cell>
        </table:table-row>
        <table:table-row table:style-name="ro2">
          <table:table-cell office:value-type="string" calcext:value-type="string">
            <text:p><text:a xlink:href="javascript:sym(19149)" xlink:type="simple">Meppel</text:a></text:p>
          </table:table-cell>
          <table:table-cell office:value-type="string" calcext:value-type="string">
            <text:p>D</text:p>
          </table:table-cell>
          <table:table-cell office:value-type="float" office:value="26125" calcext:value-type="float">
            <text:p>26125</text:p>
          </table:table-cell>
          <table:table-cell office:value-type="float" office:value="28160" calcext:value-type="float">
            <text:p>28160</text:p>
          </table:table-cell>
          <table:table-cell office:value-type="float" office:value="29955" calcext:value-type="float">
            <text:p>29955</text:p>
          </table:table-cell>
        </table:table-row>
        <table:table-row table:style-name="ro2">
          <table:table-cell office:value-type="string" calcext:value-type="string">
            <text:p><text:a xlink:href="javascript:sym(7369)" xlink:type="simple">Middelburg</text:a></text:p>
          </table:table-cell>
          <table:table-cell office:value-type="string" calcext:value-type="string">
            <text:p>Z</text:p>
          </table:table-cell>
          <table:table-cell office:value-type="float" office:value="37015" calcext:value-type="float">
            <text:p>37015</text:p>
          </table:table-cell>
          <table:table-cell office:value-type="float" office:value="39365" calcext:value-type="float">
            <text:p>39365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2">
          <table:table-cell office:value-type="string" calcext:value-type="string">
            <text:p><text:a xlink:href="javascript:sym(27660)" xlink:type="simple">Mijdrecht / Wilnis</text:a></text:p>
          </table:table-cell>
          <table:table-cell office:value-type="string" calcext:value-type="string">
            <text:p>U</text:p>
          </table:table-cell>
          <table:table-cell office:value-type="float" office:value="21555" calcext:value-type="float">
            <text:p>21555</text:p>
          </table:table-cell>
          <table:table-cell office:value-type="float" office:value="21345" calcext:value-type="float">
            <text:p>21345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2">
          <table:table-cell office:value-type="string" calcext:value-type="string">
            <text:p><text:a xlink:href="javascript:sym(32628)" xlink:type="simple">Naaldwijk / Honselersdijk</text:a></text:p>
          </table:table-cell>
          <table:table-cell office:value-type="string" calcext:value-type="string">
            <text:p>Z-H</text:p>
          </table:table-cell>
          <table:table-cell office:value-type="float" office:value="21810" calcext:value-type="float">
            <text:p>21810</text:p>
          </table:table-cell>
          <table:table-cell office:value-type="float" office:value="23395" calcext:value-type="float">
            <text:p>23395</text:p>
          </table:table-cell>
          <table:table-cell office:value-type="float" office:value="27650" calcext:value-type="float">
            <text:p>27650</text:p>
          </table:table-cell>
        </table:table-row>
        <table:table-row table:style-name="ro2">
          <table:table-cell office:value-type="string" calcext:value-type="string">
            <text:p><text:a xlink:href="javascript:sym(7370)" xlink:type="simple">Nieuwegein</text:a></text:p>
          </table:table-cell>
          <table:table-cell office:value-type="string" calcext:value-type="string">
            <text:p>U</text:p>
          </table:table-cell>
          <table:table-cell office:value-type="float" office:value="62045" calcext:value-type="float">
            <text:p>62045</text:p>
          </table:table-cell>
          <table:table-cell office:value-type="float" office:value="60680" calcext:value-type="float">
            <text:p>60680</text:p>
          </table:table-cell>
          <table:table-cell office:value-type="float" office:value="63540" calcext:value-type="float">
            <text:p>63540</text:p>
          </table:table-cell>
        </table:table-row>
        <table:table-row table:style-name="ro2">
          <table:table-cell office:value-type="string" calcext:value-type="string">
            <text:p><text:a xlink:href="javascript:sym(27684)" xlink:type="simple">Nieuw-Vennep</text:a></text:p>
          </table:table-cell>
          <table:table-cell office:value-type="string" calcext:value-type="string">
            <text:p>N-H</text:p>
          </table:table-cell>
          <table:table-cell office:value-type="float" office:value="17905" calcext:value-type="float">
            <text:p>17905</text:p>
          </table:table-cell>
          <table:table-cell office:value-type="float" office:value="29855" calcext:value-type="float">
            <text:p>29855</text:p>
          </table:table-cell>
          <table:table-cell office:value-type="float" office:value="30665" calcext:value-type="float">
            <text:p>30665</text:p>
          </table:table-cell>
        </table:table-row>
        <table:table-row table:style-name="ro2">
          <table:table-cell office:value-type="string" calcext:value-type="string">
            <text:p><text:a xlink:href="javascript:sym(17074)" xlink:type="simple">Nijkerk</text:a></text:p>
          </table:table-cell>
          <table:table-cell office:value-type="string" calcext:value-type="string">
            <text:p>Gld</text:p>
          </table:table-cell>
          <table:table-cell office:value-type="float" office:value="22445" calcext:value-type="float">
            <text:p>22445</text:p>
          </table:table-cell>
          <table:table-cell office:value-type="float" office:value="25250" calcext:value-type="float">
            <text:p>25250</text:p>
          </table:table-cell>
          <table:table-cell office:value-type="float" office:value="27575" calcext:value-type="float">
            <text:p>27575</text:p>
          </table:table-cell>
        </table:table-row>
        <table:table-row table:style-name="ro2">
          <table:table-cell office:value-type="string" calcext:value-type="string">
            <text:p><text:a xlink:href="javascript:sym(7371)" xlink:type="simple">Nijmegen</text:a></text:p>
          </table:table-cell>
          <table:table-cell office:value-type="string" calcext:value-type="string">
            <text:p>Gld</text:p>
          </table:table-cell>
          <table:table-cell office:value-type="float" office:value="153060" calcext:value-type="float">
            <text:p>153060</text:p>
          </table:table-cell>
          <table:table-cell office:value-type="float" office:value="156405" calcext:value-type="float">
            <text:p>156405</text:p>
          </table:table-cell>
          <table:table-cell office:value-type="float" office:value="160960" calcext:value-type="float">
            <text:p>160960</text:p>
          </table:table-cell>
        </table:table-row>
        <table:table-row table:style-name="ro2">
          <table:table-cell office:value-type="string" calcext:value-type="string">
            <text:p><text:a xlink:href="javascript:sym(27685)" xlink:type="simple">Nijverdal</text:a></text:p>
          </table:table-cell>
          <table:table-cell office:value-type="string" calcext:value-type="string">
            <text:p>O</text:p>
          </table:table-cell>
          <table:table-cell office:value-type="float" office:value="17385" calcext:value-type="float">
            <text:p>17385</text:p>
          </table:table-cell>
          <table:table-cell office:value-type="float" office:value="16845" calcext:value-type="float">
            <text:p>16845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2">
          <table:table-cell office:value-type="string" calcext:value-type="string">
            <text:p><text:a xlink:href="javascript:sym(19155)" xlink:type="simple">Noordwijk</text:a></text:p>
          </table:table-cell>
          <table:table-cell office:value-type="string" calcext:value-type="string">
            <text:p>Z-H</text:p>
          </table:table-cell>
          <table:table-cell office:value-type="float" office:value="22680" calcext:value-type="float">
            <text:p>22680</text:p>
          </table:table-cell>
          <table:table-cell office:value-type="float" office:value="23750" calcext:value-type="float">
            <text:p>23750</text:p>
          </table:table-cell>
          <table:table-cell office:value-type="float" office:value="25140" calcext:value-type="float">
            <text:p>25140</text:p>
          </table:table-cell>
        </table:table-row>
        <table:table-row table:style-name="ro2">
          <table:table-cell office:value-type="string" calcext:value-type="string">
            <text:p><text:a xlink:href="javascript:sym(31273)" xlink:type="simple">Nuenen</text:a></text:p>
          </table:table-cell>
          <table:table-cell office:value-type="string" calcext:value-type="string">
            <text:p>N-B</text:p>
          </table:table-cell>
          <table:table-cell office:value-type="float" office:value="19590" calcext:value-type="float">
            <text:p>19590</text:p>
          </table:table-cell>
          <table:table-cell office:value-type="float" office:value="18320" calcext:value-type="float">
            <text:p>18320</text:p>
          </table:table-cell>
          <table:table-cell office:value-type="float" office:value="19455" calcext:value-type="float">
            <text:p>19455</text:p>
          </table:table-cell>
        </table:table-row>
        <table:table-row table:style-name="ro2">
          <table:table-cell office:value-type="string" calcext:value-type="string">
            <text:p><text:a xlink:href="javascript:sym(19157)" xlink:type="simple">Nunspeet</text:a></text:p>
          </table:table-cell>
          <table:table-cell office:value-type="string" calcext:value-type="string">
            <text:p>Gld</text:p>
          </table:table-cell>
          <table:table-cell office:value-type="float" office:value="17825" calcext:value-type="float">
            <text:p>17825</text:p>
          </table:table-cell>
          <table:table-cell office:value-type="float" office:value="18385" calcext:value-type="float">
            <text:p>18385</text:p>
          </table:table-cell>
          <table:table-cell office:value-type="float" office:value="19290" calcext:value-type="float">
            <text:p>19290</text:p>
          </table:table-cell>
        </table:table-row>
        <table:table-row table:style-name="ro2">
          <table:table-cell office:value-type="string" calcext:value-type="string">
            <text:p><text:a xlink:href="javascript:sym(19159)" xlink:type="simple">Oisterwijk</text:a></text:p>
          </table:table-cell>
          <table:table-cell office:value-type="string" calcext:value-type="string">
            <text:p>N-B</text:p>
          </table:table-cell>
          <table:table-cell office:value-type="float" office:value="18155" calcext:value-type="float">
            <text:p>18155</text:p>
          </table:table-cell>
          <table:table-cell office:value-type="float" office:value="18280" calcext:value-type="float">
            <text:p>18280</text:p>
          </table:table-cell>
          <table:table-cell office:value-type="float" office:value="19015" calcext:value-type="float">
            <text:p>19015</text:p>
          </table:table-cell>
        </table:table-row>
        <table:table-row table:style-name="ro2">
          <table:table-cell office:value-type="string" calcext:value-type="string">
            <text:p><text:a xlink:href="javascript:sym(19161)" xlink:type="simple">Oldenzaal</text:a></text:p>
          </table:table-cell>
          <table:table-cell office:value-type="string" calcext:value-type="string">
            <text:p>O</text:p>
          </table:table-cell>
          <table:table-cell office:value-type="float" office:value="30250" calcext:value-type="float">
            <text:p>30250</text:p>
          </table:table-cell>
          <table:table-cell office:value-type="float" office:value="31385" calcext:value-type="float">
            <text:p>31385</text:p>
          </table:table-cell>
          <table:table-cell office:value-type="float" office:value="30905" calcext:value-type="float">
            <text:p>30905</text:p>
          </table:table-cell>
        </table:table-row>
        <table:table-row table:style-name="ro2">
          <table:table-cell office:value-type="string" calcext:value-type="string">
            <text:p><text:a xlink:href="javascript:sym(7373)" xlink:type="simple">Oosterhout</text:a></text:p>
          </table:table-cell>
          <table:table-cell office:value-type="string" calcext:value-type="string">
            <text:p>N-B</text:p>
          </table:table-cell>
          <table:table-cell office:value-type="float" office:value="47650" calcext:value-type="float">
            <text:p>47650</text:p>
          </table:table-cell>
          <table:table-cell office:value-type="float" office:value="48905" calcext:value-type="float">
            <text:p>48905</text:p>
          </table:table-cell>
          <table:table-cell office:value-type="float" office:value="50140" calcext:value-type="float">
            <text:p>50140</text:p>
          </table:table-cell>
        </table:table-row>
        <table:table-row table:style-name="ro2">
          <table:table-cell office:value-type="string" calcext:value-type="string">
            <text:p><text:a xlink:href="javascript:sym(7374)" xlink:type="simple">Oss / Berghem</text:a></text:p>
          </table:table-cell>
          <table:table-cell office:value-type="string" calcext:value-type="string">
            <text:p>N-B</text:p>
          </table:table-cell>
          <table:table-cell office:value-type="float" office:value="62215" calcext:value-type="float">
            <text:p>62215</text:p>
          </table:table-cell>
          <table:table-cell office:value-type="float" office:value="64770" calcext:value-type="float">
            <text:p>64770</text:p>
          </table:table-cell>
          <table:table-cell office:value-type="float" office:value="67760" calcext:value-type="float">
            <text:p>67760</text:p>
          </table:table-cell>
        </table:table-row>
        <table:table-row table:style-name="ro2">
          <table:table-cell office:value-type="string" calcext:value-type="string">
            <text:p><text:a xlink:href="javascript:sym(19164)" xlink:type="simple">Oud-Beijerland</text:a></text:p>
          </table:table-cell>
          <table:table-cell office:value-type="string" calcext:value-type="string">
            <text:p>Z-H</text:p>
          </table:table-cell>
          <table:table-cell office:value-type="float" office:value="21830" calcext:value-type="float">
            <text:p>21830</text:p>
          </table:table-cell>
          <table:table-cell office:value-type="float" office:value="22935" calcext:value-type="float">
            <text:p>22935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2">
          <table:table-cell office:value-type="string" calcext:value-type="string">
            <text:p><text:a xlink:href="javascript:sym(32630)" xlink:type="simple">Pijnacker</text:a></text:p>
          </table:table-cell>
          <table:table-cell office:value-type="string" calcext:value-type="string">
            <text:p>Z-H</text:p>
          </table:table-cell>
          <table:table-cell office:value-type="float" office:value="16170" calcext:value-type="float">
            <text:p>16170</text:p>
          </table:table-cell>
          <table:table-cell office:value-type="float" office:value="19750" calcext:value-type="float">
            <text:p>19750</text:p>
          </table:table-cell>
          <table:table-cell office:value-type="float" office:value="25890" calcext:value-type="float">
            <text:p>25890</text:p>
          </table:table-cell>
        </table:table-row>
        <table:table-row table:style-name="ro2">
          <table:table-cell office:value-type="string" calcext:value-type="string">
            <text:p><text:a xlink:href="javascript:sym(7375)" xlink:type="simple">Purmerend</text:a></text:p>
          </table:table-cell>
          <table:table-cell office:value-type="string" calcext:value-type="string">
            <text:p>N-H</text:p>
          </table:table-cell>
          <table:table-cell office:value-type="float" office:value="73610" calcext:value-type="float">
            <text:p>73610</text:p>
          </table:table-cell>
          <table:table-cell office:value-type="float" office:value="80630" calcext:value-type="float">
            <text:p>80630</text:p>
          </table:table-cell>
          <table:table-cell office:value-type="float" office:value="83990" calcext:value-type="float">
            <text:p>83990</text:p>
          </table:table-cell>
        </table:table-row>
        <table:table-row table:style-name="ro2">
          <table:table-cell office:value-type="string" calcext:value-type="string">
            <text:p><text:a xlink:href="javascript:sym(19167)" xlink:type="simple">Putten</text:a></text:p>
          </table:table-cell>
          <table:table-cell office:value-type="string" calcext:value-type="string">
            <text:p>Gld</text:p>
          </table:table-cell>
          <table:table-cell office:value-type="float" office:value="16615" calcext:value-type="float">
            <text:p>16615</text:p>
          </table:table-cell>
          <table:table-cell office:value-type="float" office:value="17780" calcext:value-type="float">
            <text:p>17780</text:p>
          </table:table-cell>
          <table:table-cell office:value-type="float" office:value="18725" calcext:value-type="float">
            <text:p>18725</text:p>
          </table:table-cell>
        </table:table-row>
        <table:table-row table:style-name="ro2">
          <table:table-cell office:value-type="string" calcext:value-type="string">
            <text:p><text:a xlink:href="javascript:sym(17075)" xlink:type="simple">Raalte</text:a></text:p>
          </table:table-cell>
          <table:table-cell office:value-type="string" calcext:value-type="string">
            <text:p>O</text:p>
          </table:table-cell>
          <table:table-cell office:value-type="float" office:value="17085" calcext:value-type="float">
            <text:p>17085</text:p>
          </table:table-cell>
          <table:table-cell office:value-type="float" office:value="17365" calcext:value-type="float">
            <text:p>17365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2">
          <table:table-cell office:value-type="string" calcext:value-type="string">
            <text:p><text:a xlink:href="javascript:sym(7377)" xlink:type="simple">Ridderkerk</text:a></text:p>
          </table:table-cell>
          <table:table-cell office:value-type="string" calcext:value-type="string">
            <text:p>Z-H</text:p>
          </table:table-cell>
          <table:table-cell office:value-type="float" office:value="35215" calcext:value-type="float">
            <text:p>35215</text:p>
          </table:table-cell>
          <table:table-cell office:value-type="float" office:value="33525" calcext:value-type="float">
            <text:p>33525</text:p>
          </table:table-cell>
          <table:table-cell office:value-type="float" office:value="35055" calcext:value-type="float">
            <text:p>35055</text:p>
          </table:table-cell>
        </table:table-row>
        <table:table-row table:style-name="ro2">
          <table:table-cell office:value-type="string" calcext:value-type="string">
            <text:p><text:a xlink:href="javascript:sym(32633)" xlink:type="simple">Rijen</text:a></text:p>
          </table:table-cell>
          <table:table-cell office:value-type="string" calcext:value-type="string">
            <text:p>N-B</text:p>
          </table:table-cell>
          <table:table-cell office:value-type="float" office:value="15095" calcext:value-type="float">
            <text:p>15095</text:p>
          </table:table-cell>
          <table:table-cell office:value-type="float" office:value="16230" calcext:value-type="float">
            <text:p>16230</text:p>
          </table:table-cell>
          <table:table-cell office:value-type="float" office:value="16530" calcext:value-type="float">
            <text:p>16530</text:p>
          </table:table-cell>
        </table:table-row>
        <table:table-row table:style-name="ro2">
          <table:table-cell office:value-type="string" calcext:value-type="string">
            <text:p><text:a xlink:href="javascript:sym(27686)" xlink:type="simple">Rijssen</text:a></text:p>
          </table:table-cell>
          <table:table-cell office:value-type="string" calcext:value-type="string">
            <text:p>O</text:p>
          </table:table-cell>
          <table:table-cell office:value-type="float" office:value="25600" calcext:value-type="float">
            <text:p>25600</text:p>
          </table:table-cell>
          <table:table-cell office:value-type="float" office:value="27635" calcext:value-type="float">
            <text:p>27635</text:p>
          </table:table-cell>
          <table:table-cell office:value-type="float" office:value="27935" calcext:value-type="float">
            <text:p>27935</text:p>
          </table:table-cell>
        </table:table-row>
        <table:table-row table:style-name="ro2">
          <table:table-cell office:value-type="string" calcext:value-type="string">
            <text:p><text:a xlink:href="javascript:sym(27662)" xlink:type="simple">Roden</text:a></text:p>
          </table:table-cell>
          <table:table-cell office:value-type="string" calcext:value-type="string">
            <text:p>D</text:p>
          </table:table-cell>
          <table:table-cell office:value-type="float" office:value="15250" calcext:value-type="float">
            <text:p>15250</text:p>
          </table:table-cell>
          <table:table-cell office:value-type="float" office:value="15500" calcext:value-type="float">
            <text:p>15500</text:p>
          </table:table-cell>
          <table:table-cell office:value-type="float" office:value="15665" calcext:value-type="float">
            <text:p>15665</text:p>
          </table:table-cell>
        </table:table-row>
        <table:table-row table:style-name="ro2">
          <table:table-cell office:value-type="string" calcext:value-type="string">
            <text:p><text:a xlink:href="javascript:sym(7379)" xlink:type="simple">Roermond / Herten / Merum</text:a></text:p>
          </table:table-cell>
          <table:table-cell office:value-type="string" calcext:value-type="string">
            <text:p>L</text:p>
          </table:table-cell>
          <table:table-cell office:value-type="float" office:value="43500" calcext:value-type="float">
            <text:p>43500</text:p>
          </table:table-cell>
          <table:table-cell office:value-type="float" office:value="45220" calcext:value-type="float">
            <text:p>45220</text:p>
          </table:table-cell>
          <table:table-cell office:value-type="float" office:value="48085" calcext:value-type="float">
            <text:p>48085</text:p>
          </table:table-cell>
        </table:table-row>
        <table:table-row table:style-name="ro2">
          <table:table-cell office:value-type="string" calcext:value-type="string">
            <text:p><text:a xlink:href="javascript:sym(7380)" xlink:type="simple">Roosendaal</text:a></text:p>
          </table:table-cell>
          <table:table-cell office:value-type="string" calcext:value-type="string">
            <text:p>N-B</text:p>
          </table:table-cell>
          <table:table-cell office:value-type="float" office:value="65630" calcext:value-type="float">
            <text:p>65630</text:p>
          </table:table-cell>
          <table:table-cell office:value-type="float" office:value="66445" calcext:value-type="float">
            <text:p>66445</text:p>
          </table:table-cell>
          <table:table-cell office:value-type="float" office:value="66055" calcext:value-type="float">
            <text:p>66055</text:p>
          </table:table-cell>
        </table:table-row>
        <table:table-row table:style-name="ro2">
          <table:table-cell office:value-type="string" calcext:value-type="string">
            <text:p><text:a xlink:href="javascript:sym(7381)" xlink:type="simple">Rotterdam</text:a></text:p>
          </table:table-cell>
          <table:table-cell office:value-type="string" calcext:value-type="string">
            <text:p>Z-H</text:p>
          </table:table-cell>
          <table:table-cell office:value-type="float" office:value="815825" calcext:value-type="float">
            <text:p>815825</text:p>
          </table:table-cell>
          <table:table-cell office:value-type="float" office:value="819885" calcext:value-type="float">
            <text:p>819885</text:p>
          </table:table-cell>
          <table:table-cell office:value-type="float" office:value="868135" calcext:value-type="float">
            <text:p>868135</text:p>
          </table:table-cell>
        </table:table-row>
        <table:table-row table:style-name="ro2">
          <table:table-cell office:value-type="string" calcext:value-type="string">
            <text:p><text:a xlink:href="javascript:sym(32634)" xlink:type="simple">Sassenheim</text:a></text:p>
          </table:table-cell>
          <table:table-cell office:value-type="string" calcext:value-type="string">
            <text:p>Z-H</text:p>
          </table:table-cell>
          <table:table-cell office:value-type="float" office:value="15350" calcext:value-type="float">
            <text:p>15350</text:p>
          </table:table-cell>
          <table:table-cell office:value-type="float" office:value="15900" calcext:value-type="float">
            <text:p>15900</text:p>
          </table:table-cell>
          <table:table-cell office:value-type="float" office:value="16120" calcext:value-type="float">
            <text:p>16120</text:p>
          </table:table-cell>
        </table:table-row>
        <table:table-row table:style-name="ro2">
          <table:table-cell office:value-type="string" calcext:value-type="string">
            <text:p><text:a xlink:href="javascript:sym(27687)" xlink:type="simple">Schagen</text:a></text:p>
          </table:table-cell>
          <table:table-cell office:value-type="string" calcext:value-type="string">
            <text:p>N-H</text:p>
          </table:table-cell>
          <table:table-cell office:value-type="float" office:value="16660" calcext:value-type="float">
            <text:p>16660</text:p>
          </table:table-cell>
          <table:table-cell office:value-type="float" office:value="18235" calcext:value-type="float">
            <text:p>18235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2">
          <table:table-cell office:value-type="string" calcext:value-type="string">
            <text:p><text:a xlink:href="javascript:sym(19171)" xlink:type="simple">Schijndel / Wijbosch</text:a></text:p>
          </table:table-cell>
          <table:table-cell office:value-type="string" calcext:value-type="string">
            <text:p>N-B</text:p>
          </table:table-cell>
          <table:table-cell office:value-type="float" office:value="20505" calcext:value-type="float">
            <text:p>20505</text:p>
          </table:table-cell>
          <table:table-cell office:value-type="float" office:value="20455" calcext:value-type="float">
            <text:p>20455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3">
          <table:table-cell office:value-type="string" calcext:value-type="string">
            <text:p><text:a xlink:href="javascript:sym(7383)" xlink:type="simple">'s-Gravenhage</text:a> [The Hague]</text:p>
          </table:table-cell>
          <table:table-cell office:value-type="string" calcext:value-type="string">
            <text:p>Z-H</text:p>
          </table:table-cell>
          <table:table-cell office:value-type="float" office:value="722545" calcext:value-type="float">
            <text:p>722545</text:p>
          </table:table-cell>
          <table:table-cell office:value-type="float" office:value="777960" calcext:value-type="float">
            <text:p>777960</text:p>
          </table:table-cell>
          <table:table-cell office:value-type="float" office:value="851010" calcext:value-type="float">
            <text:p>851010</text:p>
          </table:table-cell>
        </table:table-row>
        <table:table-row table:style-name="ro2">
          <table:table-cell office:value-type="string" calcext:value-type="string">
            <text:p><text:a xlink:href="javascript:sym(27688)" xlink:type="simple">'s-Gravenzande</text:a></text:p>
          </table:table-cell>
          <table:table-cell office:value-type="string" calcext:value-type="string">
            <text:p>Z-H</text:p>
          </table:table-cell>
          <table:table-cell office:value-type="float" office:value="15525" calcext:value-type="float">
            <text:p>15525</text:p>
          </table:table-cell>
          <table:table-cell office:value-type="float" office:value="16635" calcext:value-type="float">
            <text:p>16635</text:p>
          </table:table-cell>
          <table:table-cell office:value-type="float" office:value="18145" calcext:value-type="float">
            <text:p>18145</text:p>
          </table:table-cell>
        </table:table-row>
        <table:table-row table:style-name="ro2">
          <table:table-cell office:value-type="string" calcext:value-type="string">
            <text:p><text:a xlink:href="javascript:sym(7384)" xlink:type="simple">'s-Hertogenbosch</text:a></text:p>
          </table:table-cell>
          <table:table-cell office:value-type="string" calcext:value-type="string">
            <text:p>N-B</text:p>
          </table:table-cell>
          <table:table-cell office:value-type="float" office:value="148105" calcext:value-type="float">
            <text:p>148105</text:p>
          </table:table-cell>
          <table:table-cell office:value-type="float" office:value="156775" calcext:value-type="float">
            <text:p>156775</text:p>
          </table:table-cell>
          <table:table-cell office:value-type="float" office:value="165545" calcext:value-type="float">
            <text:p>165545</text:p>
          </table:table-cell>
        </table:table-row>
        <table:table-row table:style-name="ro2">
          <table:table-cell office:value-type="string" calcext:value-type="string">
            <text:p><text:a xlink:href="javascript:sym(27676)" xlink:type="simple">Sittard-Geleen</text:a></text:p>
          </table:table-cell>
          <table:table-cell office:value-type="string" calcext:value-type="string">
            <text:p>L</text:p>
          </table:table-cell>
          <table:table-cell office:value-type="float" office:value="113650" calcext:value-type="float">
            <text:p>113650</text:p>
          </table:table-cell>
          <table:table-cell office:value-type="float" office:value="109960" calcext:value-type="float">
            <text:p>109960</text:p>
          </table:table-cell>
          <table:table-cell office:value-type="float" office:value="106760" calcext:value-type="float">
            <text:p>106760</text:p>
          </table:table-cell>
        </table:table-row>
        <table:table-row table:style-name="ro2">
          <table:table-cell office:value-type="string" calcext:value-type="string">
            <text:p><text:a xlink:href="javascript:sym(19175)" xlink:type="simple">Sliedrecht</text:a></text:p>
          </table:table-cell>
          <table:table-cell office:value-type="string" calcext:value-type="string">
            <text:p>Z-H</text:p>
          </table:table-cell>
          <table:table-cell office:value-type="float" office:value="23240" calcext:value-type="float">
            <text:p>23240</text:p>
          </table:table-cell>
          <table:table-cell office:value-type="float" office:value="23505" calcext:value-type="float">
            <text:p>23505</text:p>
          </table:table-cell>
          <table:table-cell office:value-type="float" office:value="23540" calcext:value-type="float">
            <text:p>23540</text:p>
          </table:table-cell>
        </table:table-row>
        <table:table-row table:style-name="ro2">
          <table:table-cell office:value-type="string" calcext:value-type="string">
            <text:p><text:a xlink:href="javascript:sym(19176)" xlink:type="simple">Sneek</text:a> (Snits)</text:p>
          </table:table-cell>
          <table:table-cell office:value-type="string" calcext:value-type="string">
            <text:p>Fr</text:p>
          </table:table-cell>
          <table:table-cell office:value-type="float" office:value="32235" calcext:value-type="float">
            <text:p>32235</text:p>
          </table:table-cell>
          <table:table-cell office:value-type="float" office:value="33745" calcext:value-type="float">
            <text:p>33745</text:p>
          </table:table-cell>
          <table:table-cell office:value-type="float" office:value="34015" calcext:value-type="float">
            <text:p>34015</text:p>
          </table:table-cell>
        </table:table-row>
        <table:table-row table:style-name="ro2">
          <table:table-cell office:value-type="string" calcext:value-type="string">
            <text:p><text:a xlink:href="javascript:sym(7387)" xlink:type="simple">Soest</text:a></text:p>
          </table:table-cell>
          <table:table-cell office:value-type="string" calcext:value-type="string">
            <text:p>U</text:p>
          </table:table-cell>
          <table:table-cell office:value-type="float" office:value="36995" calcext:value-type="float">
            <text:p>36995</text:p>
          </table:table-cell>
          <table:table-cell office:value-type="float" office:value="37680" calcext:value-type="float">
            <text:p>37680</text:p>
          </table:table-cell>
          <table:table-cell office:value-type="float" office:value="37925" calcext:value-type="float">
            <text:p>37925</text:p>
          </table:table-cell>
        </table:table-row>
        <table:table-row table:style-name="ro2">
          <table:table-cell office:value-type="string" calcext:value-type="string">
            <text:p><text:a xlink:href="javascript:sym(7388)" xlink:type="simple">Spijkenisse</text:a></text:p>
          </table:table-cell>
          <table:table-cell office:value-type="string" calcext:value-type="string">
            <text:p>Z-H</text:p>
          </table:table-cell>
          <table:table-cell office:value-type="float" office:value="72205" calcext:value-type="float">
            <text:p>72205</text:p>
          </table:table-cell>
          <table:table-cell office:value-type="float" office:value="70715" calcext:value-type="float">
            <text:p>70715</text:p>
          </table:table-cell>
          <table:table-cell office:value-type="float" office:value="71780" calcext:value-type="float">
            <text:p>71780</text:p>
          </table:table-cell>
        </table:table-row>
        <table:table-row table:style-name="ro2">
          <table:table-cell office:value-type="string" calcext:value-type="string">
            <text:p><text:a xlink:href="javascript:sym(19177)" xlink:type="simple">Stadskanaal</text:a></text:p>
          </table:table-cell>
          <table:table-cell office:value-type="string" calcext:value-type="string">
            <text:p>Gr</text:p>
          </table:table-cell>
          <table:table-cell office:value-type="float" office:value="22435" calcext:value-type="float">
            <text:p>22435</text:p>
          </table:table-cell>
          <table:table-cell office:value-type="float" office:value="22365" calcext:value-type="float">
            <text:p>22365</text:p>
          </table:table-cell>
          <table:table-cell office:value-type="float" office:value="21320" calcext:value-type="float">
            <text:p>21320</text:p>
          </table:table-cell>
        </table:table-row>
        <table:table-row table:style-name="ro4">
          <table:table-cell office:value-type="string" calcext:value-type="string">
            <text:p><text:a xlink:href="javascript:sym(31272)" xlink:type="simple">Stede Broec</text:a> (Bovenkarspel / Grootebroek / Lutjebroek)</text:p>
          </table:table-cell>
          <table:table-cell office:value-type="string" calcext:value-type="string">
            <text:p>N-H</text:p>
          </table:table-cell>
          <table:table-cell office:value-type="float" office:value="20480" calcext:value-type="float">
            <text:p>20480</text:p>
          </table:table-cell>
          <table:table-cell office:value-type="float" office:value="20815" calcext:value-type="float">
            <text:p>20815</text:p>
          </table:table-cell>
          <table:table-cell office:value-type="float" office:value="21135" calcext:value-type="float">
            <text:p>21135</text:p>
          </table:table-cell>
        </table:table-row>
        <table:table-row table:style-name="ro2">
          <table:table-cell office:value-type="string" calcext:value-type="string">
            <text:p><text:a xlink:href="javascript:sym(27663)" xlink:type="simple">Steenwijk</text:a></text:p>
          </table:table-cell>
          <table:table-cell office:value-type="string" calcext:value-type="string">
            <text:p>O</text:p>
          </table:table-cell>
          <table:table-cell office:value-type="float" office:value="17470" calcext:value-type="float">
            <text:p>17470</text:p>
          </table:table-cell>
          <table:table-cell office:value-type="float" office:value="18975" calcext:value-type="float">
            <text:p>18975</text:p>
          </table:table-cell>
          <table:table-cell office:value-type="float" office:value="19515" calcext:value-type="float">
            <text:p>19515</text:p>
          </table:table-cell>
        </table:table-row>
        <table:table-row table:style-name="ro2">
          <table:table-cell office:value-type="string" calcext:value-type="string">
            <text:p><text:a xlink:href="javascript:sym(19181)" xlink:type="simple">Terneuzen</text:a></text:p>
          </table:table-cell>
          <table:table-cell office:value-type="string" calcext:value-type="string">
            <text:p>Z</text:p>
          </table:table-cell>
          <table:table-cell office:value-type="float" office:value="23825" calcext:value-type="float">
            <text:p>23825</text:p>
          </table:table-cell>
          <table:table-cell office:value-type="float" office:value="24775" calcext:value-type="float">
            <text:p>24775</text:p>
          </table:table-cell>
          <table:table-cell office:value-type="float" office:value="25375" calcext:value-type="float">
            <text:p>25375</text:p>
          </table:table-cell>
        </table:table-row>
        <table:table-row table:style-name="ro2">
          <table:table-cell office:value-type="string" calcext:value-type="string">
            <text:p><text:a xlink:href="javascript:sym(8661)" xlink:type="simple">Tiel</text:a></text:p>
          </table:table-cell>
          <table:table-cell office:value-type="string" calcext:value-type="string">
            <text:p>Gld</text:p>
          </table:table-cell>
          <table:table-cell office:value-type="float" office:value="37010" calcext:value-type="float">
            <text:p>37010</text:p>
          </table:table-cell>
          <table:table-cell office:value-type="float" office:value="38535" calcext:value-type="float">
            <text:p>38535</text:p>
          </table:table-cell>
          <table:table-cell office:value-type="float" office:value="39290" calcext:value-type="float">
            <text:p>39290</text:p>
          </table:table-cell>
        </table:table-row>
        <table:table-row table:style-name="ro2">
          <table:table-cell office:value-type="string" calcext:value-type="string">
            <text:p><text:a xlink:href="javascript:sym(7390)" xlink:type="simple">Tilburg</text:a></text:p>
          </table:table-cell>
          <table:table-cell office:value-type="string" calcext:value-type="string">
            <text:p>N-B</text:p>
          </table:table-cell>
          <table:table-cell office:value-type="float" office:value="194605" calcext:value-type="float">
            <text:p>194605</text:p>
          </table:table-cell>
          <table:table-cell office:value-type="float" office:value="205455" calcext:value-type="float">
            <text:p>205455</text:p>
          </table:table-cell>
          <table:table-cell office:value-type="float" office:value="218130" calcext:value-type="float">
            <text:p>218130</text:p>
          </table:table-cell>
        </table:table-row>
        <table:table-row table:style-name="ro2">
          <table:table-cell office:value-type="string" calcext:value-type="string">
            <text:p><text:a xlink:href="javascript:sym(7391)" xlink:type="simple">Uden / Volkel</text:a></text:p>
          </table:table-cell>
          <table:table-cell office:value-type="string" calcext:value-type="string">
            <text:p>N-B</text:p>
          </table:table-cell>
          <table:table-cell office:value-type="float" office:value="35115" calcext:value-type="float">
            <text:p>35115</text:p>
          </table:table-cell>
          <table:table-cell office:value-type="float" office:value="36120" calcext:value-type="float">
            <text:p>36120</text:p>
          </table:table-cell>
          <table:table-cell office:value-type="float" office:value="37680" calcext:value-type="float">
            <text:p>37680</text:p>
          </table:table-cell>
        </table:table-row>
        <table:table-row table:style-name="ro2">
          <table:table-cell office:value-type="string" calcext:value-type="string">
            <text:p><text:a xlink:href="javascript:sym(19186)" xlink:type="simple">Uithoorn</text:a></text:p>
          </table:table-cell>
          <table:table-cell office:value-type="string" calcext:value-type="string">
            <text:p>N-H</text:p>
          </table:table-cell>
          <table:table-cell office:value-type="float" office:value="23205" calcext:value-type="float">
            <text:p>23205</text:p>
          </table:table-cell>
          <table:table-cell office:value-type="float" office:value="24910" calcext:value-type="float">
            <text:p>24910</text:p>
          </table:table-cell>
          <table:table-cell office:value-type="float" office:value="26425" calcext:value-type="float">
            <text:p>26425</text:p>
          </table:table-cell>
        </table:table-row>
        <table:table-row table:style-name="ro2">
          <table:table-cell office:value-type="string" calcext:value-type="string">
            <text:p><text:a xlink:href="javascript:sym(27689)" xlink:type="simple">Urk</text:a></text:p>
          </table:table-cell>
          <table:table-cell office:value-type="string" calcext:value-type="string">
            <text:p>Fl</text:p>
          </table:table-cell>
          <table:table-cell office:value-type="float" office:value="16050" calcext:value-type="float">
            <text:p>16050</text:p>
          </table:table-cell>
          <table:table-cell office:value-type="float" office:value="18415" calcext:value-type="float">
            <text:p>18415</text:p>
          </table:table-cell>
          <table:table-cell office:value-type="float" office:value="20980" calcext:value-type="float">
            <text:p>20980</text:p>
          </table:table-cell>
        </table:table-row>
        <table:table-row table:style-name="ro2">
          <table:table-cell office:value-type="string" calcext:value-type="string">
            <text:p><text:a xlink:href="javascript:sym(7392)" xlink:type="simple">Utrecht</text:a></text:p>
          </table:table-cell>
          <table:table-cell office:value-type="string" calcext:value-type="string">
            <text:p>U</text:p>
          </table:table-cell>
          <table:table-cell office:value-type="float" office:value="292045" calcext:value-type="float">
            <text:p>292045</text:p>
          </table:table-cell>
          <table:table-cell office:value-type="float" office:value="347025" calcext:value-type="float">
            <text:p>347025</text:p>
          </table:table-cell>
          <table:table-cell office:value-type="float" office:value="396315" calcext:value-type="float">
            <text:p>396315</text:p>
          </table:table-cell>
        </table:table-row>
        <table:table-row table:style-name="ro2">
          <table:table-cell office:value-type="string" calcext:value-type="string">
            <text:p><text:a xlink:href="javascript:sym(19187)" xlink:type="simple">Valkenswaard</text:a></text:p>
          </table:table-cell>
          <table:table-cell office:value-type="string" calcext:value-type="string">
            <text:p>N-B</text:p>
          </table:table-cell>
          <table:table-cell office:value-type="float" office:value="19285" calcext:value-type="float">
            <text:p>19285</text:p>
          </table:table-cell>
          <table:table-cell office:value-type="float" office:value="19805" calcext:value-type="float">
            <text:p>19805</text:p>
          </table:table-cell>
          <table:table-cell office:value-type="float" office:value="20275" calcext:value-type="float">
            <text:p>20275</text:p>
          </table:table-cell>
        </table:table-row>
        <table:table-row table:style-name="ro2">
          <table:table-cell office:value-type="string" calcext:value-type="string">
            <text:p><text:a xlink:href="javascript:sym(19188)" xlink:type="simple">Veendam / Wildervank</text:a></text:p>
          </table:table-cell>
          <table:table-cell office:value-type="string" calcext:value-type="string">
            <text:p>Gr</text:p>
          </table:table-cell>
          <table:table-cell office:value-type="float" office:value="25110" calcext:value-type="float">
            <text:p>25110</text:p>
          </table:table-cell>
          <table:table-cell office:value-type="float" office:value="24820" calcext:value-type="float">
            <text:p>24820</text:p>
          </table:table-cell>
          <table:table-cell office:value-type="float" office:value="24320" calcext:value-type="float">
            <text:p>24320</text:p>
          </table:table-cell>
        </table:table-row>
        <table:table-row table:style-name="ro2">
          <table:table-cell office:value-type="string" calcext:value-type="string">
            <text:p><text:a xlink:href="javascript:sym(7393)" xlink:type="simple">Veenendaal</text:a></text:p>
          </table:table-cell>
          <table:table-cell office:value-type="string" calcext:value-type="string">
            <text:p>U</text:p>
          </table:table-cell>
          <table:table-cell office:value-type="float" office:value="60480" calcext:value-type="float">
            <text:p>60480</text:p>
          </table:table-cell>
          <table:table-cell office:value-type="float" office:value="62655" calcext:value-type="float">
            <text:p>62655</text:p>
          </table:table-cell>
          <table:table-cell office:value-type="float" office:value="67470" calcext:value-type="float">
            <text:p>67470</text:p>
          </table:table-cell>
        </table:table-row>
        <table:table-row table:style-name="ro2">
          <table:table-cell office:value-type="string" calcext:value-type="string">
            <text:p><text:a xlink:href="javascript:sym(11781)" xlink:type="simple">Veghel</text:a></text:p>
          </table:table-cell>
          <table:table-cell office:value-type="string" calcext:value-type="string">
            <text:p>N-B</text:p>
          </table:table-cell>
          <table:table-cell office:value-type="float" office:value="24305" calcext:value-type="float">
            <text:p>24305</text:p>
          </table:table-cell>
          <table:table-cell office:value-type="float" office:value="25465" calcext:value-type="float">
            <text:p>25465</text:p>
          </table:table-cell>
          <table:table-cell office:value-type="float" office:value="26095" calcext:value-type="float">
            <text:p>26095</text:p>
          </table:table-cell>
        </table:table-row>
        <table:table-row table:style-name="ro2">
          <table:table-cell office:value-type="string" calcext:value-type="string">
            <text:p><text:a xlink:href="javascript:sym(27690)" xlink:type="simple">Velserbroek / Santpoort-Noord</text:a></text:p>
          </table:table-cell>
          <table:table-cell office:value-type="string" calcext:value-type="string">
            <text:p>N-H</text:p>
          </table:table-cell>
          <table:table-cell office:value-type="float" office:value="22870" calcext:value-type="float">
            <text:p>22870</text:p>
          </table:table-cell>
          <table:table-cell office:value-type="float" office:value="22770" calcext:value-type="float">
            <text:p>22770</text:p>
          </table:table-cell>
          <table:table-cell office:value-type="float" office:value="22025" calcext:value-type="float">
            <text:p>22025</text:p>
          </table:table-cell>
        </table:table-row>
        <table:table-row table:style-name="ro2">
          <table:table-cell office:value-type="string" calcext:value-type="string">
            <text:p><text:a xlink:href="javascript:sym(7396)" xlink:type="simple">Venlo / Blerick / Tegelen</text:a></text:p>
          </table:table-cell>
          <table:table-cell office:value-type="string" calcext:value-type="string">
            <text:p>L</text:p>
          </table:table-cell>
          <table:table-cell office:value-type="float" office:value="81265" calcext:value-type="float">
            <text:p>81265</text:p>
          </table:table-cell>
          <table:table-cell office:value-type="float" office:value="82035" calcext:value-type="float">
            <text:p>82035</text:p>
          </table:table-cell>
          <table:table-cell office:value-type="float" office:value="83970" calcext:value-type="float">
            <text:p>83970</text:p>
          </table:table-cell>
        </table:table-row>
        <table:table-row table:style-name="ro2">
          <table:table-cell office:value-type="string" calcext:value-type="string">
            <text:p><text:a xlink:href="javascript:sym(8662)" xlink:type="simple">Venray</text:a></text:p>
          </table:table-cell>
          <table:table-cell office:value-type="string" calcext:value-type="string">
            <text:p>L</text:p>
          </table:table-cell>
          <table:table-cell office:value-type="float" office:value="28535" calcext:value-type="float">
            <text:p>28535</text:p>
          </table:table-cell>
          <table:table-cell office:value-type="float" office:value="29505" calcext:value-type="float">
            <text:p>29505</text:p>
          </table:table-cell>
          <table:table-cell office:value-type="float" office:value="30185" calcext:value-type="float">
            <text:p>30185</text:p>
          </table:table-cell>
        </table:table-row>
        <table:table-row table:style-name="ro2">
          <table:table-cell office:value-type="string" calcext:value-type="string">
            <text:p><text:a xlink:href="javascript:sym(19190)" xlink:type="simple">Vianen</text:a></text:p>
          </table:table-cell>
          <table:table-cell office:value-type="string" calcext:value-type="string">
            <text:p>U</text:p>
          </table:table-cell>
          <table:table-cell office:value-type="float" office:value="15435" calcext:value-type="float">
            <text:p>15435</text:p>
          </table:table-cell>
          <table:table-cell office:value-type="float" office:value="15860" calcext:value-type="float">
            <text:p>15860</text:p>
          </table:table-cell>
          <table:table-cell office:value-type="float" office:value="16170" calcext:value-type="float">
            <text:p>16170</text:p>
          </table:table-cell>
        </table:table-row>
        <table:table-row table:style-name="ro2">
          <table:table-cell office:value-type="string" calcext:value-type="string">
            <text:p><text:a xlink:href="javascript:sym(32635)" xlink:type="simple">Vlijmen / Nieuwkuijk</text:a></text:p>
          </table:table-cell>
          <table:table-cell office:value-type="string" calcext:value-type="string">
            <text:p>N-B</text:p>
          </table:table-cell>
          <table:table-cell office:value-type="float" office:value="15135" calcext:value-type="float">
            <text:p>15135</text:p>
          </table:table-cell>
          <table:table-cell office:value-type="float" office:value="15555" calcext:value-type="float">
            <text:p>15555</text:p>
          </table:table-cell>
          <table:table-cell office:value-type="float" office:value="16895" calcext:value-type="float">
            <text:p>16895</text:p>
          </table:table-cell>
        </table:table-row>
        <table:table-row table:style-name="ro2">
          <table:table-cell office:value-type="string" calcext:value-type="string">
            <text:p><text:a xlink:href="javascript:sym(7398)" xlink:type="simple">Vlissingen / Oost-Souburg</text:a></text:p>
          </table:table-cell>
          <table:table-cell office:value-type="string" calcext:value-type="string">
            <text:p>Z</text:p>
          </table:table-cell>
          <table:table-cell office:value-type="float" office:value="43910" calcext:value-type="float">
            <text:p>43910</text:p>
          </table:table-cell>
          <table:table-cell office:value-type="float" office:value="43680" calcext:value-type="float">
            <text:p>43680</text:p>
          </table:table-cell>
          <table:table-cell office:value-type="float" office:value="43550" calcext:value-type="float">
            <text:p>43550</text:p>
          </table:table-cell>
        </table:table-row>
        <table:table-row table:style-name="ro2">
          <table:table-cell office:value-type="string" calcext:value-type="string">
            <text:p><text:a xlink:href="javascript:sym(37105)" xlink:type="simple">Voorhout</text:a></text:p>
          </table:table-cell>
          <table:table-cell office:value-type="string" calcext:value-type="string">
            <text:p>Z-H</text:p>
          </table:table-cell>
          <table:table-cell office:value-type="float" office:value="12735" calcext:value-type="float">
            <text:p>12735</text:p>
          </table:table-cell>
          <table:table-cell office:value-type="float" office:value="14325" calcext:value-type="float">
            <text:p>14325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table-cell office:value-type="string" calcext:value-type="string">
            <text:p><text:a xlink:href="javascript:sym(8663)" xlink:type="simple">Waalwijk / Kaatsheuvel</text:a></text:p>
          </table:table-cell>
          <table:table-cell office:value-type="string" calcext:value-type="string">
            <text:p>N-B</text:p>
          </table:table-cell>
          <table:table-cell office:value-type="float" office:value="52465" calcext:value-type="float">
            <text:p>52465</text:p>
          </table:table-cell>
          <table:table-cell office:value-type="float" office:value="53325" calcext:value-type="float">
            <text:p>53325</text:p>
          </table:table-cell>
          <table:table-cell office:value-type="float" office:value="56150" calcext:value-type="float">
            <text:p>56150</text:p>
          </table:table-cell>
        </table:table-row>
        <table:table-row table:style-name="ro2">
          <table:table-cell office:value-type="string" calcext:value-type="string">
            <text:p><text:a xlink:href="javascript:sym(19195)" xlink:type="simple">Waddinxveen</text:a></text:p>
          </table:table-cell>
          <table:table-cell office:value-type="string" calcext:value-type="string">
            <text:p>Z-H</text:p>
          </table:table-cell>
          <table:table-cell office:value-type="float" office:value="25415" calcext:value-type="float">
            <text:p>25415</text:p>
          </table:table-cell>
          <table:table-cell office:value-type="float" office:value="23940" calcext:value-type="float">
            <text:p>23940</text:p>
          </table:table-cell>
          <table:table-cell office:value-type="float" office:value="28740" calcext:value-type="float">
            <text:p>28740</text:p>
          </table:table-cell>
        </table:table-row>
        <table:table-row table:style-name="ro2">
          <table:table-cell office:value-type="string" calcext:value-type="string">
            <text:p><text:a xlink:href="javascript:sym(19196)" xlink:type="simple">Wageningen</text:a></text:p>
          </table:table-cell>
          <table:table-cell office:value-type="string" calcext:value-type="string">
            <text:p>Gld</text:p>
          </table:table-cell>
          <table:table-cell office:value-type="float" office:value="31180" calcext:value-type="float">
            <text:p>31180</text:p>
          </table:table-cell>
          <table:table-cell office:value-type="float" office:value="34295" calcext:value-type="float">
            <text:p>34295</text:p>
          </table:table-cell>
          <table:table-cell office:value-type="float" office:value="36865" calcext:value-type="float">
            <text:p>36865</text:p>
          </table:table-cell>
        </table:table-row>
        <table:table-row table:style-name="ro2">
          <table:table-cell office:value-type="string" calcext:value-type="string">
            <text:p><text:a xlink:href="javascript:sym(7400)" xlink:type="simple">Weert / Boshoven</text:a></text:p>
          </table:table-cell>
          <table:table-cell office:value-type="string" calcext:value-type="string">
            <text:p>L</text:p>
          </table:table-cell>
          <table:table-cell office:value-type="float" office:value="37635" calcext:value-type="float">
            <text:p>37635</text:p>
          </table:table-cell>
          <table:table-cell office:value-type="float" office:value="37970" calcext:value-type="float">
            <text:p>37970</text:p>
          </table:table-cell>
          <table:table-cell office:value-type="float" office:value="39330" calcext:value-type="float">
            <text:p>39330</text:p>
          </table:table-cell>
        </table:table-row>
        <table:table-row table:style-name="ro2">
          <table:table-cell office:value-type="string" calcext:value-type="string">
            <text:p><text:a xlink:href="javascript:sym(27691)" xlink:type="simple">Weesp</text:a></text:p>
          </table:table-cell>
          <table:table-cell office:value-type="string" calcext:value-type="string">
            <text:p>N-H</text:p>
          </table:table-cell>
          <table:table-cell office:value-type="float" office:value="17040" calcext:value-type="float">
            <text:p>17040</text:p>
          </table:table-cell>
          <table:table-cell office:value-type="float" office:value="16905" calcext:value-type="float">
            <text:p>16905</text:p>
          </table:table-cell>
          <table:table-cell office:value-type="float" office:value="19370" calcext:value-type="float">
            <text:p>19370</text:p>
          </table:table-cell>
        </table:table-row>
        <table:table-row table:style-name="ro2">
          <table:table-cell office:value-type="string" calcext:value-type="string">
            <text:p><text:a xlink:href="javascript:sym(27692)" xlink:type="simple">Westervoort</text:a></text:p>
          </table:table-cell>
          <table:table-cell office:value-type="string" calcext:value-type="string">
            <text:p>Gld</text:p>
          </table:table-cell>
          <table:table-cell office:value-type="float" office:value="16050" calcext:value-type="float">
            <text:p>16050</text:p>
          </table:table-cell>
          <table:table-cell office:value-type="float" office:value="15230" calcext:value-type="float">
            <text:p>15230</text:p>
          </table:table-cell>
          <table:table-cell office:value-type="float" office:value="14935" calcext:value-type="float">
            <text:p>14935</text:p>
          </table:table-cell>
        </table:table-row>
        <table:table-row table:style-name="ro2">
          <table:table-cell office:value-type="string" calcext:value-type="string">
            <text:p><text:a xlink:href="javascript:sym(7401)" xlink:type="simple">Wijchen</text:a></text:p>
          </table:table-cell>
          <table:table-cell office:value-type="string" calcext:value-type="string">
            <text:p>Gld</text:p>
          </table:table-cell>
          <table:table-cell office:value-type="float" office:value="32820" calcext:value-type="float">
            <text:p>32820</text:p>
          </table:table-cell>
          <table:table-cell office:value-type="float" office:value="34675" calcext:value-type="float">
            <text:p>34675</text:p>
          </table:table-cell>
          <table:table-cell office:value-type="float" office:value="35105" calcext:value-type="float">
            <text:p>35105</text:p>
          </table:table-cell>
        </table:table-row>
        <table:table-row table:style-name="ro2">
          <table:table-cell office:value-type="string" calcext:value-type="string">
            <text:p><text:a xlink:href="javascript:sym(19202)" xlink:type="simple">Wijk bij Duurstede</text:a></text:p>
          </table:table-cell>
          <table:table-cell office:value-type="string" calcext:value-type="string">
            <text:p>U</text:p>
          </table:table-cell>
          <table:table-cell office:value-type="float" office:value="17685" calcext:value-type="float">
            <text:p>17685</text:p>
          </table:table-cell>
          <table:table-cell office:value-type="float" office:value="17395" calcext:value-type="float">
            <text:p>17395</text:p>
          </table:table-cell>
          <table:table-cell office:value-type="float" office:value="17635" calcext:value-type="float">
            <text:p>17635</text:p>
          </table:table-cell>
        </table:table-row>
        <table:table-row table:style-name="ro2">
          <table:table-cell office:value-type="string" calcext:value-type="string">
            <text:p><text:a xlink:href="javascript:sym(27693)" xlink:type="simple">Winschoten</text:a></text:p>
          </table:table-cell>
          <table:table-cell office:value-type="string" calcext:value-type="string">
            <text:p>Gr</text:p>
          </table:table-cell>
          <table:table-cell office:value-type="float" office:value="19690" calcext:value-type="float">
            <text:p>19690</text:p>
          </table:table-cell>
          <table:table-cell office:value-type="float" office:value="19070" calcext:value-type="float">
            <text:p>19070</text:p>
          </table:table-cell>
          <table:table-cell office:value-type="float" office:value="18645" calcext:value-type="float">
            <text:p>18645</text:p>
          </table:table-cell>
        </table:table-row>
        <table:table-row table:style-name="ro2">
          <table:table-cell office:value-type="string" calcext:value-type="string">
            <text:p><text:a xlink:href="javascript:sym(19203)" xlink:type="simple">Winterswijk</text:a></text:p>
          </table:table-cell>
          <table:table-cell office:value-type="string" calcext:value-type="string">
            <text:p>Gld</text:p>
          </table:table-cell>
          <table:table-cell office:value-type="float" office:value="22335" calcext:value-type="float">
            <text:p>22335</text:p>
          </table:table-cell>
          <table:table-cell office:value-type="float" office:value="22780" calcext:value-type="float">
            <text:p>22780</text:p>
          </table:table-cell>
          <table:table-cell office:value-type="float" office:value="22790" calcext:value-type="float">
            <text:p>22790</text:p>
          </table:table-cell>
        </table:table-row>
        <table:table-row table:style-name="ro2">
          <table:table-cell office:value-type="string" calcext:value-type="string">
            <text:p><text:a xlink:href="javascript:sym(7402)" xlink:type="simple">Woerden</text:a></text:p>
          </table:table-cell>
          <table:table-cell office:value-type="string" calcext:value-type="string">
            <text:p>U</text:p>
          </table:table-cell>
          <table:table-cell office:value-type="float" office:value="31860" calcext:value-type="float">
            <text:p>31860</text:p>
          </table:table-cell>
          <table:table-cell office:value-type="float" office:value="34440" calcext:value-type="float">
            <text:p>34440</text:p>
          </table:table-cell>
          <table:table-cell office:value-type="float" office:value="37470" calcext:value-type="float">
            <text:p>37470</text:p>
          </table:table-cell>
        </table:table-row>
        <table:table-row table:style-name="ro2">
          <table:table-cell office:value-type="string" calcext:value-type="string">
            <text:p><text:a xlink:href="javascript:sym(32637)" xlink:type="simple">Zandvoort</text:a></text:p>
          </table:table-cell>
          <table:table-cell office:value-type="string" calcext:value-type="string">
            <text:p>N-H</text:p>
          </table:table-cell>
          <table:table-cell office:value-type="float" office:value="15205" calcext:value-type="float">
            <text:p>15205</text:p>
          </table:table-cell>
          <table:table-cell office:value-type="float" office:value="15540" calcext:value-type="float">
            <text:p>15540</text:p>
          </table:table-cell>
          <table:table-cell office:value-type="float" office:value="16030" calcext:value-type="float">
            <text:p>16030</text:p>
          </table:table-cell>
        </table:table-row>
        <table:table-row table:style-name="ro2">
          <table:table-cell office:value-type="string" calcext:value-type="string">
            <text:p><text:a xlink:href="javascript:sym(27694)" xlink:type="simple">Zeewolde</text:a></text:p>
          </table:table-cell>
          <table:table-cell office:value-type="string" calcext:value-type="string">
            <text:p>Fl</text:p>
          </table:table-cell>
          <table:table-cell office:value-type="float" office:value="16245" calcext:value-type="float">
            <text:p>16245</text:p>
          </table:table-cell>
          <table:table-cell office:value-type="float" office:value="19500" calcext:value-type="float">
            <text:p>19500</text:p>
          </table:table-cell>
          <table:table-cell office:value-type="float" office:value="20835" calcext:value-type="float">
            <text:p>20835</text:p>
          </table:table-cell>
        </table:table-row>
        <table:table-row table:style-name="ro2">
          <table:table-cell office:value-type="string" calcext:value-type="string">
            <text:p><text:a xlink:href="javascript:sym(7404)" xlink:type="simple">Zeist</text:a></text:p>
          </table:table-cell>
          <table:table-cell office:value-type="string" calcext:value-type="string">
            <text:p>U</text:p>
          </table:table-cell>
          <table:table-cell office:value-type="float" office:value="49280" calcext:value-type="float">
            <text:p>49280</text:p>
          </table:table-cell>
          <table:table-cell office:value-type="float" office:value="50195" calcext:value-type="float">
            <text:p>50195</text:p>
          </table:table-cell>
          <table:table-cell office:value-type="float" office:value="52970" calcext:value-type="float">
            <text:p>52970</text:p>
          </table:table-cell>
        </table:table-row>
        <table:table-row table:style-name="ro2">
          <table:table-cell office:value-type="string" calcext:value-type="string">
            <text:p><text:a xlink:href="javascript:sym(19206)" xlink:type="simple">Zevenaar</text:a></text:p>
          </table:table-cell>
          <table:table-cell office:value-type="string" calcext:value-type="string">
            <text:p>Gld</text:p>
          </table:table-cell>
          <table:table-cell office:value-type="float" office:value="22730" calcext:value-type="float">
            <text:p>22730</text:p>
          </table:table-cell>
          <table:table-cell office:value-type="float" office:value="23260" calcext:value-type="float">
            <text:p>23260</text:p>
          </table:table-cell>
          <table:table-cell office:value-type="float" office:value="24285" calcext:value-type="float">
            <text:p>24285</text:p>
          </table:table-cell>
        </table:table-row>
        <table:table-row table:style-name="ro2">
          <table:table-cell office:value-type="string" calcext:value-type="string">
            <text:p><text:a xlink:href="javascript:sym(7405)" xlink:type="simple">Zoetermeer</text:a></text:p>
          </table:table-cell>
          <table:table-cell office:value-type="string" calcext:value-type="string">
            <text:p>Z-H</text:p>
          </table:table-cell>
          <table:table-cell office:value-type="float" office:value="113240" calcext:value-type="float">
            <text:p>113240</text:p>
          </table:table-cell>
          <table:table-cell office:value-type="float" office:value="124775" calcext:value-type="float">
            <text:p>124775</text:p>
          </table:table-cell>
          <table:table-cell office:value-type="float" office:value="128360" calcext:value-type="float">
            <text:p>128360</text:p>
          </table:table-cell>
        </table:table-row>
        <table:table-row table:style-name="ro2">
          <table:table-cell office:value-type="string" calcext:value-type="string">
            <text:p><text:a xlink:href="javascript:sym(17077)" xlink:type="simple">Zutphen / Warnsveld</text:a></text:p>
          </table:table-cell>
          <table:table-cell office:value-type="string" calcext:value-type="string">
            <text:p>Gld</text:p>
          </table:table-cell>
          <table:table-cell office:value-type="float" office:value="41560" calcext:value-type="float">
            <text:p>41560</text:p>
          </table:table-cell>
          <table:table-cell office:value-type="float" office:value="43070" calcext:value-type="float">
            <text:p>43070</text:p>
          </table:table-cell>
          <table:table-cell office:value-type="float" office:value="44025" calcext:value-type="float">
            <text:p>44025</text:p>
          </table:table-cell>
        </table:table-row>
        <table:table-row table:style-name="ro2">
          <table:table-cell office:value-type="string" calcext:value-type="string">
            <text:p><text:a xlink:href="javascript:sym(7407)" xlink:type="simple">Zwolle</text:a></text:p>
          </table:table-cell>
          <table:table-cell office:value-type="string" calcext:value-type="string">
            <text:p>O</text:p>
          </table:table-cell>
          <table:table-cell office:value-type="float" office:value="103350" calcext:value-type="float">
            <text:p>103350</text:p>
          </table:table-cell>
          <table:table-cell office:value-type="float" office:value="116475" calcext:value-type="float">
            <text:p>116475</text:p>
          </table:table-cell>
          <table:table-cell office:value-type="float" office:value="125820" calcext:value-type="float">
            <text:p>125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5T06:11:01.944869200</meta:creation-date>
    <dc:date>2025-05-25T06:11:42.851274600</dc:date>
    <meta:editing-duration>PT41S</meta:editing-duration>
    <meta:editing-cycles>1</meta:editing-cycles>
    <meta:document-statistic meta:table-count="1" meta:cell-count="880" meta:object-count="0"/>
    <meta:generator>LibreOffice/25.2.2.2$Windows_X86_64 LibreOffice_project/7370d4be9e3cf6031a51beef54ff3bda878e3fac</meta:generator>
  </office:meta>
</office:document-meta>
</file>